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, 'Arial Unicode MS'" style:font-charset="x-symbol"/>
    <style:font-face style:name="Mangal2" svg:font-family="Mangal"/>
    <style:font-face style:name="OpenSymbol1" svg:font-family="OpenSymbol, 'Arial Unicode MS'"/>
    <style:font-face style:name="Symbol" svg:font-family="Symbol"/>
    <style:font-face style:name="ＭＳ ゴシック1" svg:font-family="'ＭＳ ゴシック', 'MS Gothic'" style:font-family-generic="modern"/>
    <style:font-face style:name="ＭＳ ゴシック" svg:font-family="'ＭＳ ゴシック'" style:font-family-generic="swiss"/>
    <style:font-face style:name="Liberation Mono" svg:font-family="'Liberation Mono'" style:font-family-generic="modern" style:font-pitch="fixed"/>
    <style:font-face style:name="ＭＳ Ｐゴシック" svg:font-family="'ＭＳ Ｐゴシック'" style:font-family-generic="modern" style:font-pitch="fixed"/>
    <style:font-face style:name="Mangal1" svg:font-family="Mangal" style:font-family-generic="roman" style:font-pitch="variable"/>
    <style:font-face style:name="Mangal" svg:font-family="Mangal" style:font-family-generic="system" style:font-pitch="variable"/>
  </office:font-face-decls>
  <office:automatic-styles>
    <style:style style:name="表1" style:family="table">
      <style:table-properties style:width="6.373cm" table:align="center" style:writing-mode="lr-tb"/>
    </style:style>
    <style:style style:name="表1.A" style:family="table-column">
      <style:table-column-properties style:column-width="1.157cm"/>
    </style:style>
    <style:style style:name="表1.B" style:family="table-column">
      <style:table-column-properties style:column-width="5.216cm"/>
    </style:style>
    <style:style style:name="表1.1" style:family="table-row">
      <style:table-row-properties fo:keep-together="auto"/>
    </style:style>
    <style:style style:name="表1.A1" style:family="table-cell">
      <style:table-cell-properties style:vertical-align="top" fo:background-color="#eeeeee" fo:padding="0.097cm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表1.B1" style:family="table-cell">
      <style:table-cell-properties style:vertical-align="middle" fo:background-color="#eeeeee" fo:padding="0.097cm" fo:border="0.1pt solid #000000" style:writing-mode="lr-tb">
        <style:background-image/>
      </style:table-cell-properties>
    </style:style>
    <style:style style:name="表1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表1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表1.A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表1.B3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表1.A4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表1.B4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表1.A5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表1.B5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表1.A6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表1.B6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表1.A7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表1.B7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表6" style:family="table">
      <style:table-properties style:width="17.997cm" table:align="left" style:shadow="#808080 0.18cm 0.18cm" style:may-break-between-rows="false" style:writing-mode="lr-tb"/>
    </style:style>
    <style:style style:name="表6.A" style:family="table-column">
      <style:table-column-properties style:column-width="2.111cm"/>
    </style:style>
    <style:style style:name="表6.B" style:family="table-column">
      <style:table-column-properties style:column-width="5.773cm"/>
    </style:style>
    <style:style style:name="表6.C" style:family="table-column">
      <style:table-column-properties style:column-width="2.039cm"/>
    </style:style>
    <style:style style:name="表6.D" style:family="table-column">
      <style:table-column-properties style:column-width="6.645cm"/>
    </style:style>
    <style:style style:name="表6.E" style:family="table-column">
      <style:table-column-properties style:column-width="1.429cm"/>
    </style:style>
    <style:style style:name="表6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6.E1" style:family="table-cell">
      <style:table-cell-properties fo:background-color="transparent" fo:padding="0.097cm" fo:border="0.05pt solid #000000">
        <style:background-image/>
      </style:table-cell-properties>
    </style:style>
    <style:style style:name="表6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表6.E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表2" style:family="table">
      <style:table-properties style:width="12.166cm" table:align="center" style:writing-mode="lr-tb"/>
    </style:style>
    <style:style style:name="表2.A" style:family="table-column">
      <style:table-column-properties style:column-width="1.965cm"/>
    </style:style>
    <style:style style:name="表2.B" style:family="table-column">
      <style:table-column-properties style:column-width="2.866cm"/>
    </style:style>
    <style:style style:name="表2.C" style:family="table-column">
      <style:table-column-properties style:column-width="3.669cm"/>
    </style:style>
    <style:style style:name="表2.D" style:family="table-column">
      <style:table-column-properties style:column-width="3.665cm"/>
    </style:style>
    <style:style style:name="表2.1" style:family="table-row">
      <style:table-row-properties fo:keep-together="auto"/>
    </style:style>
    <style:style style:name="表2.A1" style:family="table-cell">
      <style:table-cell-properties style:vertical-align="top" fo:background-color="#eeeeee" fo:padding="0.097cm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表2.D1" style:family="table-cell">
      <style:table-cell-properties style:vertical-align="top" fo:background-color="#eeeeee" fo:padding="0.097cm" fo:border="0.1pt solid #000000" style:writing-mode="lr-tb">
        <style:background-image/>
      </style:table-cell-properties>
    </style:style>
    <style:style style:name="表2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表2.B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表2.C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表2.D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表2.A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表2.B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表2.C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表2.D3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表2.A4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表2.B4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表2.C4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表2.D4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表2.A5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表2.B5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表2.C5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表2.D5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表5" style:family="table">
      <style:table-properties style:width="9.414cm" table:align="center" style:may-break-between-rows="false" style:writing-mode="lr-tb"/>
    </style:style>
    <style:style style:name="表5.A" style:family="table-column">
      <style:table-column-properties style:column-width="1.9cm"/>
    </style:style>
    <style:style style:name="表5.B" style:family="table-column">
      <style:table-column-properties style:column-width="3.194cm"/>
    </style:style>
    <style:style style:name="表5.C" style:family="table-column">
      <style:table-column-properties style:column-width="4.32cm"/>
    </style:style>
    <style:style style:name="表5.1" style:family="table-row">
      <style:table-row-properties fo:keep-together="auto"/>
    </style:style>
    <style:style style:name="表5.A1" style:family="table-cell">
      <style:table-cell-properties style:vertical-align="top" fo:background-color="#eeeeee" fo:padding="0.097cm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表5.C1" style:family="table-cell">
      <style:table-cell-properties style:vertical-align="top" fo:background-color="#eeeeee" fo:padding="0.097cm" fo:border="0.1pt solid #000000" style:writing-mode="lr-tb">
        <style:background-image/>
      </style:table-cell-properties>
    </style:style>
    <style:style style:name="表5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表5.B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表5.C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表5.A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表5.B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表5.C3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表5.A4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表5.B4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表5.C4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表5.A5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表5.B5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表5.C5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表5.A6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表5.B6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表5.C6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表5.A7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表5.B7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表5.C7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表5.A8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表5.B8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表5.C8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表5.A9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表5.B9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表5.C9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表5.A10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表5.B10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表5.C10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表5.A11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表5.B11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表5.C11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表5.A1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表5.B1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表5.C1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表5.A1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表5.B1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表5.C13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表5.A14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表5.B14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表5.C14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表5.A15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表5.B15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表5.C15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表5.A16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表5.B16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表5.C16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表5.A17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表5.B17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表5.C17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表3" style:family="table">
      <style:table-properties style:width="6.777cm" table:align="center" style:writing-mode="lr-tb"/>
    </style:style>
    <style:style style:name="表3.A" style:family="table-column">
      <style:table-column-properties style:column-width="4.233cm"/>
    </style:style>
    <style:style style:name="表3.B" style:family="table-column">
      <style:table-column-properties style:column-width="2.544cm"/>
    </style:style>
    <style:style style:name="表3.1" style:family="table-row">
      <style:table-row-properties fo:keep-together="auto"/>
    </style:style>
    <style:style style:name="表3.A1" style:family="table-cell">
      <style:table-cell-properties style:vertical-align="middle" fo:background-color="#eeeeee" fo:padding="0.097cm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表3.B1" style:family="table-cell">
      <style:table-cell-properties style:vertical-align="middle" fo:background-color="#eeeeee" fo:padding="0.097cm" fo:border="0.1pt solid #000000" style:writing-mode="lr-tb">
        <style:background-image/>
      </style:table-cell-properties>
    </style:style>
    <style:style style:name="表3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表3.B2" style:family="table-cell">
      <style:table-cell-properties style:vertical-align="middle" fo:padding="0.097cm" fo:border-left="0.1pt solid #000000" fo:border-right="0.1pt solid #000000" fo:border-top="none" fo:border-bottom="0.1pt solid #000000" style:writing-mode="lr-tb"/>
    </style:style>
    <style:style style:name="表3.A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表3.B3" style:family="table-cell">
      <style:table-cell-properties style:vertical-align="middle" fo:padding="0.097cm" fo:border-left="0.1pt solid #000000" fo:border-right="0.1pt solid #000000" fo:border-top="none" fo:border-bottom="0.1pt solid #000000" style:writing-mode="lr-tb"/>
    </style:style>
    <style:style style:name="表3.A4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表3.B4" style:family="table-cell">
      <style:table-cell-properties style:vertical-align="middle" fo:padding="0.097cm" fo:border-left="0.1pt solid #000000" fo:border-right="0.1pt solid #000000" fo:border-top="none" fo:border-bottom="0.1pt solid #000000" style:writing-mode="lr-tb"/>
    </style:style>
    <style:style style:name="表3.A5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表3.B5" style:family="table-cell">
      <style:table-cell-properties style:vertical-align="middle" fo:padding="0.097cm" fo:border-left="0.1pt solid #000000" fo:border-right="0.1pt solid #000000" fo:border-top="none" fo:border-bottom="0.1pt solid #000000" style:writing-mode="lr-tb"/>
    </style:style>
    <style:style style:name="表3.A6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表3.B6" style:family="table-cell">
      <style:table-cell-properties style:vertical-align="middle" fo:padding="0.097cm" fo:border-left="0.1pt solid #000000" fo:border-right="0.1pt solid #000000" fo:border-top="none" fo:border-bottom="0.1pt solid #000000" style:writing-mode="lr-tb"/>
    </style:style>
    <style:style style:name="表3.A7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表3.B7" style:family="table-cell">
      <style:table-cell-properties style:vertical-align="middle" fo:padding="0.097cm" fo:border-left="0.1pt solid #000000" fo:border-right="0.1pt solid #000000" fo:border-top="none" fo:border-bottom="0.1pt solid #000000" style:writing-mode="lr-tb"/>
    </style:style>
    <style:style style:name="表3.A8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表3.B8" style:family="table-cell">
      <style:table-cell-properties style:vertical-align="middle" fo:padding="0.097cm" fo:border-left="0.1pt solid #000000" fo:border-right="0.1pt solid #000000" fo:border-top="none" fo:border-bottom="0.1pt solid #000000" style:writing-mode="lr-tb"/>
    </style:style>
    <style:style style:name="表3.A9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表3.B9" style:family="table-cell">
      <style:table-cell-properties style:vertical-align="middle" fo:padding="0.097cm" fo:border-left="0.1pt solid #000000" fo:border-right="0.1pt solid #000000" fo:border-top="none" fo:border-bottom="0.1pt solid #000000" style:writing-mode="lr-tb"/>
    </style:style>
    <style:style style:name="表4" style:family="table">
      <style:table-properties style:width="5.941cm" table:align="center" style:may-break-between-rows="false" style:writing-mode="lr-tb"/>
    </style:style>
    <style:style style:name="表4.A" style:family="table-column">
      <style:table-column-properties style:column-width="2.699cm"/>
    </style:style>
    <style:style style:name="表4.B" style:family="table-column">
      <style:table-column-properties style:column-width="0.804cm"/>
    </style:style>
    <style:style style:name="表4.C" style:family="table-column">
      <style:table-column-properties style:column-width="0.806cm"/>
    </style:style>
    <style:style style:name="表4.E" style:family="table-column">
      <style:table-column-properties style:column-width="0.827cm"/>
    </style:style>
    <style:style style:name="表4.1" style:family="table-row">
      <style:table-row-properties fo:keep-together="always"/>
    </style:style>
    <style:style style:name="表4.A1" style:family="table-cell">
      <style:table-cell-properties style:vertical-align="middle" fo:background-color="#eeeeee" fo:padding="0.097cm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表4.B1" style:family="table-cell">
      <style:table-cell-properties style:vertical-align="top" fo:background-color="#eeeeee" fo:padding="0.097cm" fo:border="0.1pt solid #000000" style:writing-mode="lr-tb">
        <style:background-image/>
      </style:table-cell-properties>
    </style:style>
    <style:style style:name="表4.B2" style:family="table-cell">
      <style:table-cell-properties style:vertical-align="top" fo:background-color="#eeeeee" fo:padding="0.097cm" fo:border-left="0.1pt solid #000000" fo:border-right="none" fo:border-top="none" fo:border-bottom="0.1pt solid #000000" style:writing-mode="lr-tb">
        <style:background-image/>
      </style:table-cell-properties>
    </style:style>
    <style:style style:name="表4.E2" style:family="table-cell">
      <style:table-cell-properties style:vertical-align="top" fo:background-color="#eeeeee" fo:padding="0.097cm" fo:border-left="0.1pt solid #000000" fo:border-right="0.1pt solid #000000" fo:border-top="none" fo:border-bottom="0.1pt solid #000000" style:writing-mode="lr-tb">
        <style:background-image/>
      </style:table-cell-properties>
    </style:style>
    <style:style style:name="表4.3" style:family="table-row">
      <style:table-row-properties fo:keep-together="auto"/>
    </style:style>
    <style:style style:name="表4.A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表4.B3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表4.C3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表4.D3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表4.E3" style:family="table-cell">
      <style:table-cell-properties style:vertical-align="middle" fo:padding="0.097cm" fo:border-left="0.1pt solid #000000" fo:border-right="0.1pt solid #000000" fo:border-top="none" fo:border-bottom="0.1pt solid #000000" style:writing-mode="lr-tb"/>
    </style:style>
    <style:style style:name="表4.A4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表4.B4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表4.C4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表4.D4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表4.E4" style:family="table-cell">
      <style:table-cell-properties style:vertical-align="middle" fo:padding="0.097cm" fo:border-left="0.1pt solid #000000" fo:border-right="0.1pt solid #000000" fo:border-top="none" fo:border-bottom="0.1pt solid #000000" style:writing-mode="lr-tb"/>
    </style:style>
    <style:style style:name="表4.A5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表4.B5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表4.C5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表4.D5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表4.E5" style:family="table-cell">
      <style:table-cell-properties style:vertical-align="middle" fo:padding="0.097cm" fo:border-left="0.1pt solid #000000" fo:border-right="0.1pt solid #000000" fo:border-top="none" fo:border-bottom="0.1pt solid #000000" style:writing-mode="lr-tb"/>
    </style:style>
    <style:style style:name="表4.A6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表4.B6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表4.C6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表4.D6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表4.E6" style:family="table-cell">
      <style:table-cell-properties style:vertical-align="middle" fo:padding="0.097cm" fo:border-left="0.1pt solid #000000" fo:border-right="0.1pt solid #000000" fo:border-top="none" fo:border-bottom="0.1pt solid #000000" style:writing-mode="lr-tb"/>
    </style:style>
    <style:style style:name="表4.A7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表4.B7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表4.C7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表4.D7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表4.E7" style:family="table-cell">
      <style:table-cell-properties style:vertical-align="middle" fo:padding="0.097cm" fo:border-left="0.1pt solid #000000" fo:border-right="0.1pt solid #000000" fo:border-top="none" fo:border-bottom="0.1pt solid #000000" style:writing-mode="lr-tb"/>
    </style:style>
    <style:style style:name="表4.A8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表4.B8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表4.C8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表4.D8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表4.E8" style:family="table-cell">
      <style:table-cell-properties style:vertical-align="middle" fo:padding="0.097cm" fo:border-left="0.1pt solid #000000" fo:border-right="0.1pt solid #000000" fo:border-top="none" fo:border-bottom="0.1pt solid #000000" style:writing-mode="lr-tb"/>
    </style:style>
    <style:style style:name="表4.A9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表4.B9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表4.C9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表4.D9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表4.E9" style:family="table-cell">
      <style:table-cell-properties style:vertical-align="middle" fo:padding="0.097cm" fo:border-left="0.1pt solid #000000" fo:border-right="0.1pt solid #000000" fo:border-top="none" fo:border-bottom="0.1pt solid #000000" style:writing-mode="lr-tb"/>
    </style:style>
    <style:style style:name="表4.A10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表4.B10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表4.C10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表4.D10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表4.E10" style:family="table-cell">
      <style:table-cell-properties style:vertical-align="middle" fo:padding="0.097cm" fo:border-left="0.1pt solid #000000" fo:border-right="0.1pt solid #000000" fo:border-top="none" fo:border-bottom="0.1pt solid #000000" style:writing-mode="lr-tb"/>
    </style:style>
    <style:style style:name="表4.A11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表4.B11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表4.C11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表4.D11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表4.E11" style:family="table-cell">
      <style:table-cell-properties style:vertical-align="middle" fo:padding="0.097cm" fo:border-left="0.1pt solid #000000" fo:border-right="0.1pt solid #000000" fo:border-top="none" fo:border-bottom="0.1pt solid #000000" style:writing-mode="lr-tb"/>
    </style:style>
    <style:style style:name="表4.A1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表4.B12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表4.C12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表4.D12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表4.E12" style:family="table-cell">
      <style:table-cell-properties style:vertical-align="middle" fo:padding="0.097cm" fo:border-left="0.1pt solid #000000" fo:border-right="0.1pt solid #000000" fo:border-top="none" fo:border-bottom="0.1pt solid #000000" style:writing-mode="lr-tb"/>
    </style:style>
    <style:style style:name="表4.A1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表4.B13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表4.C13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表4.D13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表4.E13" style:family="table-cell">
      <style:table-cell-properties style:vertical-align="middle" fo:padding="0.097cm" fo:border-left="0.1pt solid #000000" fo:border-right="0.1pt solid #000000" fo:border-top="none" fo:border-bottom="0.1pt solid #000000" style:writing-mode="lr-tb"/>
    </style:style>
    <style:style style:name="表4.A14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表4.B14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表4.C14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表4.D14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表4.E14" style:family="table-cell">
      <style:table-cell-properties style:vertical-align="middle" fo:padding="0.097cm" fo:border-left="0.1pt solid #000000" fo:border-right="0.1pt solid #000000" fo:border-top="none" fo:border-bottom="0.1pt solid #000000" style:writing-mode="lr-tb"/>
    </style:style>
    <style:style style:name="表4.A15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表4.B15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表4.C15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表4.D15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表4.E15" style:family="table-cell">
      <style:table-cell-properties style:vertical-align="middle" fo:padding="0.097cm" fo:border-left="0.1pt solid #000000" fo:border-right="0.1pt solid #000000" fo:border-top="none" fo:border-bottom="0.1pt solid #000000" style:writing-mode="lr-tb"/>
    </style:style>
    <style:style style:name="表4.A16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表4.B16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表4.C16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表4.D16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表4.E16" style:family="table-cell">
      <style:table-cell-properties style:vertical-align="middle" fo:padding="0.097cm" fo:border-left="0.1pt solid #000000" fo:border-right="0.1pt solid #000000" fo:border-top="none" fo:border-bottom="0.1pt solid #000000" style:writing-mode="lr-tb"/>
    </style:style>
    <style:style style:name="表4.A17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表4.B17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表4.C17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表4.D17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表4.E17" style:family="table-cell">
      <style:table-cell-properties style:vertical-align="middle" fo:padding="0.097cm" fo:border-left="0.1pt solid #000000" fo:border-right="0.1pt solid #000000" fo:border-top="none" fo:border-bottom="0.1pt solid #000000" style:writing-mode="lr-tb"/>
    </style:style>
    <style:style style:name="表4.A18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表4.B18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表4.C18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表4.D18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表4.E18" style:family="table-cell">
      <style:table-cell-properties style:vertical-align="middle" fo:padding="0.097cm" fo:border-left="0.1pt solid #000000" fo:border-right="0.1pt solid #000000" fo:border-top="none" fo:border-bottom="0.1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officeooo:paragraph-rsid="004ae3b7"/>
    </style:style>
    <style:style style:name="P4" style:family="paragraph" style:parent-style-name="Standard">
      <style:paragraph-properties fo:text-align="center" style:justify-single-word="false" style:snap-to-layout-grid="false"/>
      <style:text-properties officeooo:paragraph-rsid="0057b091"/>
    </style:style>
    <style:style style:name="P5" style:family="paragraph" style:parent-style-name="Standard">
      <style:paragraph-properties fo:text-align="center" style:justify-single-word="false"/>
      <style:text-properties officeooo:paragraph-rsid="0057b091"/>
    </style:style>
    <style:style style:name="P6" style:family="paragraph" style:parent-style-name="Standard">
      <style:text-properties fo:font-weight="bold" style:font-weight-asian="bold" style:font-weight-complex="bold"/>
    </style:style>
    <style:style style:name="P7" style:family="paragraph" style:parent-style-name="Standard">
      <style:paragraph-properties fo:text-align="center" style:justify-single-word="false" style:snap-to-layout-grid="false"/>
      <style:text-properties fo:font-weight="bold" officeooo:paragraph-rsid="0057b091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weight="bold" officeooo:paragraph-rsid="0057b091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10" style:family="paragraph" style:parent-style-name="Standard">
      <style:text-properties style:language-asian="ja" style:country-asian="JP"/>
    </style:style>
    <style:style style:name="P11" style:family="paragraph" style:parent-style-name="Standard">
      <style:paragraph-properties fo:text-align="start" style:justify-single-word="false"/>
      <style:text-properties style:language-asian="ja" style:country-asian="JP"/>
    </style:style>
    <style:style style:name="P12" style:family="paragraph" style:parent-style-name="Standard">
      <style:text-properties officeooo:rsid="0025728c" officeooo:paragraph-rsid="0025728c" style:language-asian="ja" style:country-asian="JP"/>
    </style:style>
    <style:style style:name="P13" style:family="paragraph" style:parent-style-name="Standard">
      <style:text-properties officeooo:rsid="00384fe6" officeooo:paragraph-rsid="00384fe6" style:language-asian="ja" style:country-asian="JP"/>
    </style:style>
    <style:style style:name="P14" style:family="paragraph" style:parent-style-name="Standard">
      <style:text-properties officeooo:rsid="003a9fc3" officeooo:paragraph-rsid="003a9fc3" style:language-asian="ja" style:country-asian="JP"/>
    </style:style>
    <style:style style:name="P15" style:family="paragraph" style:parent-style-name="Standard">
      <style:text-properties officeooo:rsid="0043b919" officeooo:paragraph-rsid="0043b919" style:language-asian="ja" style:country-asian="JP"/>
    </style:style>
    <style:style style:name="P16" style:family="paragraph" style:parent-style-name="Standard">
      <style:text-properties officeooo:rsid="004ae3b7" officeooo:paragraph-rsid="003a9fc3" style:language-asian="ja" style:country-asian="JP"/>
    </style:style>
    <style:style style:name="P17" style:family="paragraph" style:parent-style-name="Standard">
      <style:text-properties officeooo:paragraph-rsid="00582a3f" style:language-asian="ja" style:country-asian="JP"/>
    </style:style>
    <style:style style:name="P18" style:family="paragraph" style:parent-style-name="Standard">
      <style:text-properties officeooo:paragraph-rsid="0024648c"/>
    </style:style>
    <style:style style:name="P19" style:family="paragraph" style:parent-style-name="Standard">
      <style:text-properties officeooo:rsid="0024648c"/>
    </style:style>
    <style:style style:name="P20" style:family="paragraph" style:parent-style-name="Standard">
      <style:text-properties officeooo:rsid="0024648c" officeooo:paragraph-rsid="0024648c"/>
    </style:style>
    <style:style style:name="P21" style:family="paragraph" style:parent-style-name="Standard">
      <style:text-properties officeooo:rsid="0024648c" officeooo:paragraph-rsid="0035c8e7"/>
    </style:style>
    <style:style style:name="P22" style:family="paragraph" style:parent-style-name="Standard">
      <style:text-properties officeooo:rsid="0024648c" officeooo:paragraph-rsid="00406ffb"/>
    </style:style>
    <style:style style:name="P23" style:family="paragraph" style:parent-style-name="Standard">
      <style:text-properties officeooo:rsid="00384fe6" officeooo:paragraph-rsid="00384fe6"/>
    </style:style>
    <style:style style:name="P24" style:family="paragraph" style:parent-style-name="Standard">
      <style:text-properties officeooo:rsid="003a9fc3" officeooo:paragraph-rsid="003a9fc3"/>
    </style:style>
    <style:style style:name="P25" style:family="paragraph" style:parent-style-name="Standard">
      <style:text-properties officeooo:rsid="0043b919" officeooo:paragraph-rsid="0043b919"/>
    </style:style>
    <style:style style:name="P26" style:family="paragraph" style:parent-style-name="Standard">
      <style:paragraph-properties fo:text-align="center" style:justify-single-word="false"/>
      <style:text-properties officeooo:rsid="0048bd79" officeooo:paragraph-rsid="0057b091"/>
    </style:style>
    <style:style style:name="P27" style:family="paragraph" style:parent-style-name="Standard">
      <style:text-properties officeooo:rsid="004ae3b7" officeooo:paragraph-rsid="004ae3b7"/>
    </style:style>
    <style:style style:name="P28" style:family="paragraph" style:parent-style-name="Standard">
      <style:text-properties officeooo:paragraph-rsid="004ae3b7"/>
    </style:style>
    <style:style style:name="P29" style:family="paragraph" style:parent-style-name="Standard">
      <style:text-properties officeooo:rsid="0025728c" officeooo:paragraph-rsid="00294d5b"/>
    </style:style>
    <style:style style:name="P30" style:family="paragraph" style:parent-style-name="Standard">
      <style:text-properties officeooo:paragraph-rsid="00582a3f"/>
    </style:style>
    <style:style style:name="P31" style:family="paragraph" style:parent-style-name="Standard">
      <style:paragraph-properties fo:text-align="start" style:justify-single-word="false" fo:padding-left="0cm" fo:padding-right="0cm" fo:padding-top="0cm" fo:padding-bottom="0.035cm" fo:border-left="none" fo:border-right="none" fo:border-top="none" fo:border-bottom="0.11pt solid #000000"/>
    </style:style>
    <style:style style:name="P32" style:family="paragraph" style:parent-style-name="Standard">
      <style:paragraph-properties fo:text-align="start" style:justify-single-word="false" fo:padding-left="0cm" fo:padding-right="0cm" fo:padding-top="0cm" fo:padding-bottom="0.035cm" fo:border-left="none" fo:border-right="none" fo:border-top="none" fo:border-bottom="0.11pt solid #000000"/>
      <style:text-properties fo:font-weight="bold" style:font-weight-asian="bold" style:font-weight-complex="bold"/>
    </style:style>
    <style:style style:name="P33" style:family="paragraph" style:parent-style-name="Standard">
      <style:paragraph-properties fo:text-align="start" style:justify-single-word="false" fo:padding="0cm" fo:border="none"/>
    </style:style>
    <style:style style:name="P34" style:family="paragraph" style:parent-style-name="Standard">
      <style:paragraph-properties fo:break-before="page"/>
    </style:style>
    <style:style style:name="P35" style:family="paragraph" style:parent-style-name="cmdTiTle">
      <style:paragraph-properties fo:break-before="page"/>
    </style:style>
    <style:style style:name="P36" style:family="paragraph" style:parent-style-name="cmdTiTle">
      <style:paragraph-properties fo:break-before="page"/>
      <style:text-properties style:language-asian="ja" style:country-asian="JP"/>
    </style:style>
    <style:style style:name="P37" style:family="paragraph" style:parent-style-name="見出し_20_2A">
      <style:paragraph-properties fo:break-before="page"/>
    </style:style>
    <style:style style:name="P38" style:family="paragraph" style:parent-style-name="見出し_20_2A">
      <style:paragraph-properties fo:break-before="page"/>
      <style:text-properties officeooo:paragraph-rsid="0052c9e2"/>
    </style:style>
    <style:style style:name="P39" style:family="paragraph" style:parent-style-name="Table_20__28_user_29_">
      <style:paragraph-properties fo:break-before="page" fo:keep-with-next="always"/>
    </style:style>
    <style:style style:name="P40" style:family="paragraph" style:parent-style-name="Table_20_Contents">
      <style:paragraph-properties fo:text-align="center" style:justify-single-word="false"/>
    </style:style>
    <style:style style:name="P41" style:family="paragraph" style:parent-style-name="Table_20_Contents">
      <style:paragraph-properties fo:text-align="center" style:justify-single-word="false" style:snap-to-layout-grid="false"/>
    </style:style>
    <style:style style:name="P42" style:family="paragraph" style:parent-style-name="Table_20_Contents">
      <style:paragraph-properties fo:text-align="center" style:justify-single-word="false"/>
      <style:text-properties style:language-asian="ja" style:country-asian="JP"/>
    </style:style>
    <style:style style:name="P43" style:family="paragraph" style:parent-style-name="Table_20_Contents">
      <style:paragraph-properties fo:text-align="center" style:justify-single-word="false"/>
      <style:text-properties officeooo:rsid="002162c4" officeooo:paragraph-rsid="002162c4" style:language-asian="ja" style:country-asian="JP"/>
    </style:style>
    <style:style style:name="P44" style:family="paragraph" style:parent-style-name="Table_20_Contents">
      <style:paragraph-properties fo:text-align="center" style:justify-single-word="false"/>
      <style:text-properties officeooo:rsid="00384fe6" officeooo:paragraph-rsid="00384fe6" style:language-asian="ja" style:country-asian="JP"/>
    </style:style>
    <style:style style:name="P45" style:family="paragraph" style:parent-style-name="Table_20_Contents">
      <style:paragraph-properties fo:text-align="center" style:justify-single-word="false"/>
      <style:text-properties officeooo:rsid="00384fe6" officeooo:paragraph-rsid="00384fe6"/>
    </style:style>
    <style:style style:name="P46" style:family="paragraph" style:parent-style-name="Table_20_Contents">
      <style:paragraph-properties fo:text-align="center" style:justify-single-word="false" style:snap-to-layout-grid="false"/>
      <style:text-properties officeooo:rsid="005348da" officeooo:paragraph-rsid="005348da"/>
    </style:style>
    <style:style style:name="P47" style:family="paragraph" style:parent-style-name="Table_20_Heading">
      <style:paragraph-properties fo:text-align="center" style:justify-single-word="false"/>
    </style:style>
    <style:style style:name="P48" style:family="paragraph" style:parent-style-name="Table_20_Heading">
      <style:paragraph-properties fo:text-align="center" style:justify-single-word="false"/>
      <style:text-properties style:language-asian="ja" style:country-asian="JP"/>
    </style:style>
    <style:style style:name="P49" style:family="paragraph" style:parent-style-name="Table_20_Heading">
      <style:paragraph-properties fo:text-align="center" style:justify-single-word="false"/>
      <style:text-properties officeooo:rsid="00384fe6" officeooo:paragraph-rsid="00384fe6" style:language-asian="ja" style:country-asian="JP"/>
    </style:style>
    <style:style style:name="P50" style:family="paragraph" style:parent-style-name="Table_20_Heading">
      <style:paragraph-properties fo:text-align="center" style:justify-single-word="false"/>
      <style:text-properties officeooo:rsid="003d4f82" officeooo:paragraph-rsid="003d4f82" style:language-asian="ja" style:country-asian="JP"/>
    </style:style>
    <style:style style:name="P51" style:family="paragraph" style:parent-style-name="cmdTiTle">
      <style:text-properties style:language-asian="ja" style:country-asian="JP"/>
    </style:style>
    <style:style style:name="P52" style:family="paragraph" style:parent-style-name="cmdTiTle">
      <style:text-properties officeooo:rsid="0043b919" officeooo:paragraph-rsid="0043b919" style:language-asian="ja" style:country-asian="JP"/>
    </style:style>
    <style:style style:name="P53" style:family="paragraph" style:parent-style-name="cmdTiTle">
      <style:text-properties officeooo:paragraph-rsid="00582a3f"/>
    </style:style>
    <style:style style:name="P54" style:family="paragraph" style:parent-style-name="Table_20__28_user_29_">
      <style:paragraph-properties fo:text-align="center" style:justify-single-word="false"/>
    </style:style>
    <style:style style:name="P55" style:family="paragraph" style:parent-style-name="Table_20__28_user_29_">
      <style:paragraph-properties fo:text-align="center" style:justify-single-word="false"/>
      <style:text-properties officeooo:paragraph-rsid="0057b091"/>
    </style:style>
    <style:style style:name="P56" style:family="paragraph" style:parent-style-name="Table_20__28_user_29_">
      <style:paragraph-properties fo:keep-with-next="always"/>
    </style:style>
    <style:style style:name="P57" style:family="paragraph" style:parent-style-name="Table_20__28_user_29_">
      <style:paragraph-properties fo:keep-with-next="always"/>
      <style:text-properties officeooo:paragraph-rsid="0057b091"/>
    </style:style>
    <style:style style:name="P58" style:family="paragraph" style:parent-style-name="標準スタイルA">
      <style:text-properties style:language-asian="ja" style:country-asian="JP"/>
    </style:style>
    <style:style style:name="P59" style:family="paragraph" style:parent-style-name="標準スタイルA">
      <style:text-properties fo:font-weight="bold" style:language-asian="ja" style:country-asian="JP" style:font-weight-asian="bold" style:font-weight-complex="bold"/>
    </style:style>
    <style:style style:name="P60" style:family="paragraph" style:parent-style-name="標準スタイルA">
      <style:paragraph-properties fo:text-align="justify" style:justify-single-word="false" fo:orphans="0" fo:widows="0" fo:hyphenation-ladder-count="no-limit" style:writing-mode="lr-tb"/>
      <style:text-properties style:language-asian="ja" style:country-asian="JP" fo:hyphenate="false" fo:hyphenation-remain-char-count="2" fo:hyphenation-push-char-count="2" loext:hyphenation-no-caps="false"/>
    </style:style>
    <style:style style:name="P61" style:family="paragraph" style:parent-style-name="Heading_20_1" style:master-page-name="Standard">
      <style:paragraph-properties fo:margin-top="0.423cm" fo:margin-bottom="0.212cm" loext:contextual-spacing="false" style:page-number="auto"/>
    </style:style>
    <style:style style:name="P62" style:family="paragraph" style:parent-style-name="Heading_20_1">
      <style:paragraph-properties fo:break-before="page"/>
    </style:style>
    <style:style style:name="P63" style:family="paragraph" style:parent-style-name="Heading_20_2" style:list-style-name="">
      <style:paragraph-properties fo:text-align="justify" style:justify-single-word="false" fo:orphans="0" fo:widows="0" fo:hyphenation-ladder-count="no-limit"/>
      <style:text-properties fo:hyphenate="false" fo:hyphenation-remain-char-count="2" fo:hyphenation-push-char-count="2" loext:hyphenation-no-caps="false"/>
    </style:style>
    <style:style style:name="P64" style:family="paragraph" style:parent-style-name="Heading_20_2">
      <style:paragraph-properties fo:break-before="page"/>
    </style:style>
    <style:style style:name="P65" style:family="paragraph" style:parent-style-name="Standard">
      <style:text-properties officeooo:paragraph-rsid="006000a9"/>
    </style:style>
    <style:style style:name="P66" style:family="paragraph" style:parent-style-name="見出し_20_2A" style:list-style-name="WW8Num2"/>
    <style:style style:name="P67" style:family="paragraph" style:parent-style-name="見出し_20_2A" style:list-style-name="WW8Num2">
      <style:paragraph-properties fo:break-before="page"/>
    </style:style>
    <style:style style:name="T1" style:family="text">
      <style:text-properties style:language-asian="ja" style:country-asian="JP"/>
    </style:style>
    <style:style style:name="T2" style:family="text">
      <style:text-properties officeooo:rsid="002162c4" style:language-asian="ja" style:country-asian="JP"/>
    </style:style>
    <style:style style:name="T3" style:family="text">
      <style:text-properties officeooo:rsid="0036846e" style:language-asian="ja" style:country-asian="JP"/>
    </style:style>
    <style:style style:name="T4" style:family="text">
      <style:text-properties officeooo:rsid="003a9fc3" style:language-asian="ja" style:country-asian="JP"/>
    </style:style>
    <style:style style:name="T5" style:family="text">
      <style:text-properties officeooo:rsid="003d4f82" style:language-asian="ja" style:country-asian="JP"/>
    </style:style>
    <style:style style:name="T6" style:family="text">
      <style:text-properties officeooo:rsid="0052c9e2" style:language-asian="ja" style:country-asian="JP"/>
    </style:style>
    <style:style style:name="T7" style:family="text">
      <style:text-properties officeooo:rsid="005348da" style:language-asian="ja" style:country-asian="JP"/>
    </style:style>
    <style:style style:name="T8" style:family="text">
      <style:text-properties officeooo:rsid="00543d04" style:language-asian="ja" style:country-asian="JP"/>
    </style:style>
    <style:style style:name="T9" style:family="text">
      <style:text-properties officeooo:rsid="00562747" style:language-asian="ja" style:country-asian="JP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582a3f" style:font-weight-asian="bold" style:font-weight-complex="bold"/>
    </style:style>
    <style:style style:name="T12" style:family="text">
      <style:text-properties fo:font-weight="bold" officeooo:rsid="005bab03" style:font-weight-asian="bold" style:font-weight-complex="bold"/>
    </style:style>
    <style:style style:name="T13" style:family="text">
      <style:text-properties fo:font-weight="bold" officeooo:rsid="006000a9" style:font-weight-asian="bold" style:font-weight-complex="bold"/>
    </style:style>
    <style:style style:name="T14" style:family="text">
      <style:text-properties fo:font-weight="bold" style:language-asian="ja" style:country-asian="JP" style:font-weight-asian="bold" style:font-weight-complex="bold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style:language-asian="ja" style:country-asian="JP" style:font-weight-asian="normal" style:font-weight-complex="normal"/>
    </style:style>
    <style:style style:name="T17" style:family="text">
      <style:text-properties officeooo:rsid="002162c4"/>
    </style:style>
    <style:style style:name="T18" style:family="text">
      <style:text-properties officeooo:rsid="00271475"/>
    </style:style>
    <style:style style:name="T19" style:family="text">
      <style:text-properties officeooo:rsid="00356190"/>
    </style:style>
    <style:style style:name="T20" style:family="text">
      <style:text-properties officeooo:rsid="0035c8e7"/>
    </style:style>
    <style:style style:name="T21" style:family="text">
      <style:text-properties officeooo:rsid="0036846e"/>
    </style:style>
    <style:style style:name="T22" style:family="text">
      <style:text-properties officeooo:rsid="003a9fc3"/>
    </style:style>
    <style:style style:name="T23" style:family="text">
      <style:text-properties fo:font-style="italic" fo:font-weight="bold" style:font-style-asian="italic" style:font-weight-asian="bold" style:font-style-complex="italic" style:font-weight-complex="bold"/>
    </style:style>
    <style:style style:name="T24" style:family="text">
      <style:text-properties fo:font-style="italic" fo:font-weight="bold" officeooo:rsid="004ae3b7" style:font-style-asian="italic" style:font-weight-asian="bold" style:font-style-complex="italic" style:font-weight-complex="bold"/>
    </style:style>
    <style:style style:name="T25" style:family="text">
      <style:text-properties officeooo:rsid="003d4f82"/>
    </style:style>
    <style:style style:name="T26" style:family="text">
      <style:text-properties officeooo:rsid="003f1abe"/>
    </style:style>
    <style:style style:name="T27" style:family="text">
      <style:text-properties officeooo:rsid="00406ffb"/>
    </style:style>
    <style:style style:name="T28" style:family="text">
      <style:text-properties officeooo:rsid="004172c7"/>
    </style:style>
    <style:style style:name="T29" style:family="text">
      <style:text-properties officeooo:rsid="0042b3b9"/>
    </style:style>
    <style:style style:name="T30" style:family="text">
      <style:text-properties officeooo:rsid="0048bd79"/>
    </style:style>
    <style:style style:name="T31" style:family="text">
      <style:text-properties officeooo:rsid="004e8dd1"/>
    </style:style>
    <style:style style:name="T32" style:family="text">
      <style:text-properties officeooo:rsid="0051a1f1"/>
    </style:style>
    <style:style style:name="T33" style:family="text">
      <style:text-properties officeooo:rsid="0052b4fd"/>
    </style:style>
    <style:style style:name="T34" style:family="text">
      <style:text-properties officeooo:rsid="0052c9e2"/>
    </style:style>
    <style:style style:name="T35" style:family="text">
      <style:text-properties officeooo:rsid="005348da"/>
    </style:style>
    <style:style style:name="T36" style:family="text">
      <style:text-properties officeooo:rsid="00562747"/>
    </style:style>
    <style:style style:name="T37" style:family="text">
      <style:text-properties officeooo:rsid="00582a3f"/>
    </style:style>
    <style:style style:name="T38" style:family="text">
      <style:text-properties style:use-window-font-color="true" style:font-name="ＭＳ ゴシック1" fo:font-size="10.5pt" fo:language="en" fo:country="US" officeooo:rsid="00582a3f" style:letter-kerning="true" style:font-name-asian="ＭＳ ゴシック1" style:font-size-asian="10.5pt" style:language-asian="ja" style:country-asian="JP" style:font-name-complex="ＭＳ ゴシック1" style:font-size-complex="12pt" style:language-complex="ar" style:country-complex="SA"/>
    </style:style>
    <style:style style:name="T39" style:family="text">
      <style:text-properties style:use-window-font-color="true" style:font-name="ＭＳ ゴシック1" fo:font-size="10.5pt" fo:language="en" fo:country="US" officeooo:rsid="006000a9" style:letter-kerning="true" style:font-name-asian="ＭＳ ゴシック1" style:font-size-asian="10.5pt" style:language-asian="ja" style:country-asian="JP" style:font-name-complex="ＭＳ ゴシック1" style:font-size-complex="12pt" style:language-complex="ar" style:country-complex="SA"/>
    </style:style>
    <style:style style:name="T40" style:family="text">
      <style:text-properties style:use-window-font-color="true" style:font-name="ＭＳ ゴシック1" fo:font-size="10.5pt" fo:language="en" fo:country="US" fo:font-weight="bold" officeooo:rsid="005f77f2" style:letter-kerning="true" style:font-name-asian="ＭＳ ゴシック1" style:font-size-asian="10.5pt" style:language-asian="ja" style:country-asian="JP" style:font-weight-asian="bold" style:font-name-complex="ＭＳ ゴシック1" style:font-size-complex="12pt" style:language-complex="ar" style:country-complex="SA" style:font-weight-complex="bold"/>
    </style:style>
    <style:style style:name="T41" style:family="text">
      <style:text-properties officeooo:rsid="006000a9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#808080 0.18cm 0.18cm" draw:shadow-opacity="100%"/>
    </style:style>
    <style:style style:name="fr2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background-color="transparent" draw:fill="none" draw:fill-color="#ffffff" draw:opacity="100%" draw:fill-image-width="0cm" draw:fill-image-height="0cm" fo:padding="0.4cm" fo:border="0.06pt solid #000000" style:shadow="#808080 0.18cm 0.18cm" draw:shadow-opacity="100%">
        <style:columns fo:column-count="1" fo:column-gap="0cm"/>
      </style:graphic-properties>
    </style:style>
    <style:style style:name="fr3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cm" fo:border="none" style:shadow="none" draw:shadow-opacity="100%" loext:rel-width-rel="paragraph" loext:rel-height-rel="paragraph"/>
    </style:style>
    <style:style style:name="fr4" style:family="graphic" style:parent-style-name="OLE">
      <style:graphic-properties fo:margin-left="0cm" fo:margin-right="0cm" fo:margin-top="0cm" fo:margin-bottom="0cm" style:run-through="foreground" style:wrap="none" style:vertical-pos="bottom" style:vertical-rel="paragraph-content" style:horizontal-pos="center" style:horizontal-rel="paragraph-content" fo:padding="0cm" fo:border="none" style:shadow="none" draw:shadow-opacity="100%" draw:ole-draw-aspect="1"/>
    </style:style>
    <style:style style:name="fr5" style:family="graphic" style:parent-style-name="OLE">
      <style:graphic-properties fo:margin-left="0cm" fo:margin-right="0cm" fo:margin-top="0cm" fo:margin-bottom="0cm" style:run-through="foreground" style:wrap="none" style:vertical-pos="bottom" style:vertical-rel="paragraph-content" style:horizontal-pos="center" style:horizontal-rel="paragraph-content" fo:background-color="#ffffff" style:background-transparency="100%" draw:fill="solid" draw:fill-color="#ffffff" draw:opacity="0%" fo:padding="0cm" fo:border="none" style:shadow="none" draw:shadow-opacity="100%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1" text:separation-character="." text:name="Text"/>
        <text:sequence-decl text:display-outline-level="0" text:name="Drawing"/>
        <text:sequence-decl text:display-outline-level="1" text:separation-character="." text:name="Figure"/>
      </text:sequence-decls>
      <text:list xml:id="list4022248077" text:style-name="WW8Num2">
        <text:list-item>
          <text:h text:style-name="P61" text:outline-level="1">THAMWAY PROT series　hardw<text:span text:style-name="T33">a</text:span>re server software </text:h>
        </text:list-item>
      </text:list>
      <text:p text:style-name="P9"/>
      <text:p text:style-name="P6">使用する<text:span text:style-name="T1">ＴＣＰ／ＩＰ</text:span>ポート</text:p>
      <text:p text:style-name="標準スタイルA"><text:tab/><text:span text:style-name="T22">TCP/IP PORT:</text:span>5025 PG32パルサー用ポートです。</text:p>
      <text:p text:style-name="P59">コマンドのデリミタについて</text:p>
      <text:p text:style-name="P58"><text:tab/>TCP/IPを用いたコマンドには必ずデリミタ文字をつけて下さい。</text:p>
      <text:p text:style-name="標準スタイルA"><text:tab/><text:span text:style-name="T1">デリミタは、'CR', 'CR+LF', ';'の３つのうちのいずれかです。</text:span></text:p>
      <text:p text:style-name="P9">使用する数値について</text:p>
      <text:p text:style-name="P2"><text:tab/>整数</text:p>
      <text:p text:style-name="P2"><text:tab/><text:tab/>“0x”を頭につけると16進数とみなします。</text:p>
      <text:p text:style-name="P2"><text:tab/><text:tab/>“0”を頭につけると８進数とみなします。</text:p>
      <text:p text:style-name="P2"><text:tab/><text:tab/>“0b”を頭につけると2進数とみなします。</text:p>
      <text:p text:style-name="P2"><text:tab/><text:tab/>通常10進数とみなします。</text:p>
      <text:p text:style-name="P2"><text:tab/><text:tab/><text:span text:style-name="T1">例： 0x123 → 291</text:span></text:p>
      <text:p text:style-name="P11"><text:tab/><text:tab/> <text:s text:c="4"/>0b1100 → 12</text:p>
      <text:p text:style-name="P2"><text:tab/><text:tab/> <text:s text:c="4"/>0123 <text:s/><text:span text:style-name="T1">→ 83</text:span></text:p>
      <text:p text:style-name="P2"><text:tab/>実数</text:p>
      <text:p text:style-name="P2"><text:tab/><text:tab/>数値の後ろに”u”をつけると1e-6とみなします。</text:p>
      <text:p text:style-name="P2"><text:tab/><text:tab/>数値の後ろに”m”をつけると1e-3とみなします。</text:p>
      <text:p text:style-name="P2"><text:tab/><text:tab/>数値の後ろに”k”をつけると1e+3とみなします。</text:p>
      <text:p text:style-name="P2"><text:tab/><text:tab/><text:span text:style-name="T1">例: 123k → 123000</text:span></text:p>
      <text:p text:style-name="P3"><text:tab/><text:tab/> <text:s text:c="3"/>1.2u <text:span text:style-name="T1">→ 0.0000012</text:span></text:p>
      <text:p text:style-name="標準スタイルA"><text:tab/>QPSK</text:p>
      <text:p text:style-name="P60"><text:tab/><text:tab/>送信パルスと同時にＱＰＳＫパルスを出力します。'QPSK1'と'QPSK2'の2本あります。</text:p>
      <text:p text:style-name="標準スタイルA"><text:tab/>時間</text:p>
      <text:p text:style-name="標準スタイルA"><text:tab/><text:tab/>時間の単位は(S)秒です。</text:p>
      <text:p text:style-name="標準スタイルA"><text:tab/>周波数<text:tab/></text:p>
      <text:p text:style-name="標準スタイルA"><text:tab/><text:tab/>周波数の単位は(Hz)ヘルツです。</text:p>
      <text:p text:style-name="標準スタイルA"><text:tab/>電圧</text:p>
      <text:p text:style-name="標準スタイルA"><text:tab/><text:tab/>電圧の単位は、(V)ボルトです。</text:p>
      <text:p text:style-name="Standard"/>
      <text:h text:style-name="P63" text:outline-level="2"/>
      <text:list xml:id="list180120486792077" text:continue-numbering="true" text:style-name="WW8Num2">
        <text:list-item>
          <text:h text:style-name="P64" text:outline-level="2">Lua<text:span text:style-name="T1">コマンドについて</text:span></text:h>
        </text:list-item>
      </text:list>
      <text:p text:style-name="P14"><text:span text:style-name="T32">TCP/IP接続をおこなわずに</text:span>内蔵のLuaコマンドを用いて操作することも可能です。コマンドラインからキーボードを使い操作します。</text:p>
      <text:p text:style-name="P14"/>
      <text:p text:style-name="P14"><text:tab/>TCP/IP PORT:5025コマンドは、<text:span text:style-name="T10">callPG(“</text:span><text:span text:style-name="T24">pulser</text:span><text:span text:style-name="T23">command</text:span><text:span text:style-name="T10">”)</text:span>で実行することができます。</text:p>
      <text:p text:style-name="P14"><text:tab/>TCP/IP PORT:5026コマンドは、<text:span text:style-name="T10">callAD(“</text:span><text:span text:style-name="T24">ad </text:span><text:span text:style-name="T23">command</text:span><text:span text:style-name="T10">”)</text:span>で実行することができます。</text:p>
      <text:p text:style-name="P14"><text:tab/>TCP/IP PORT:5027コマンドは、<text:span text:style-name="T10">callRF(“</text:span><text:span text:style-name="T24">rf </text:span><text:span text:style-name="T23">command</text:span><text:span text:style-name="T10">”)</text:span>で実行することができます。</text:p>
      <text:p text:style-name="P16"/>
      <text:p text:style-name="P27"><text:tab/><text:span text:style-name="T1">例</text:span></text:p>
      <text:p text:style-name="P27"><text:span text:style-name="T1"><text:tab/>call</text:span><text:span text:style-name="T14">PG</text:span><text:span text:style-name="T1">(“start 10”)</text:span></text:p>
      <text:p text:style-name="P27"><text:tab/>call<text:span text:style-name="T10">AD</text:span>(“startad 256,1,1,0”)</text:p>
      <text:p text:style-name="P27"><text:tab/>call<text:span text:style-name="T10">RF</text:span>(“RFSWW1”)</text:p>
      <text:p text:style-name="P27"><text:tab/>call<text:span text:style-name="T10">RF</text:span>(“RFSWW0”)</text:p>
      <text:p text:style-name="P28"/>
      <text:list xml:id="list180119284340571" text:continue-numbering="true" text:style-name="WW8Num2">
        <text:list-item>
          <text:h text:style-name="P62" text:outline-level="1">パルサーコマンド一覧</text:h>
        </text:list-item>
      </text:list>
      <text:p text:style-name="P2">TCP/IP PORT:5025<text:span text:style-name="T1">又は</text:span><text:span text:style-name="T4">callPG()</text:span></text:p>
      <text:p text:style-name="P2"/>
      <text:list xml:id="list180119268142042" text:continue-numbering="true" text:style-name="WW8Num2">
        <text:list-item>
          <text:list>
            <text:list-item>
              <text:p text:style-name="P66"><text:span text:style-name="T1">共通</text:span>コマンド<text:span text:style-name="T1">（定型、拡張モード共通）</text:span></text:p>
            </text:list-item>
          </text:list>
        </text:list-item>
      </text:list>
      <text:p text:style-name="cmdTiTle"><text:span text:style-name="T1">機器</text:span>情報を表示する。</text:p>
      <text:p text:style-name="Standard">[書式]</text:p>
      <text:p text:style-name="Standard"><text:tab/><text:span text:style-name="T10">*idn?</text:span></text:p>
      <text:p text:style-name="Standard">[説明]</text:p>
      <text:p text:style-name="Standard"><text:tab/>接続先のハードウェア・ソフトウェアの情報の表示を行います。</text:p>
      <text:p text:style-name="Standard">[表示例]</text:p>
      <text:p text:style-name="Standard"><text:tab/>THAMWAY,N210-1026T PULSER,Version 2.00,PG32U40 <text:s/>,071024,CLK=40MHZ,BIT=32,RAM=262144,</text:p>
      <text:p text:style-name="Standard"/>
      <text:p text:style-name="cmdTiTle"><text:span text:style-name="T1">パルサーのモード</text:span>を<text:span text:style-name="T1">設定</text:span>する。</text:p>
      <text:p text:style-name="Standard">[書式]</text:p>
      <text:p text:style-name="Standard"><text:tab/><text:span text:style-name="T10">setmode</text:span> &lt;value&gt;</text:p>
      <text:p text:style-name="Standard">[説明]</text:p>
      <text:p text:style-name="Standard"><text:tab/>value<text:tab/>0:<text:span text:style-name="T1">定型モード</text:span></text:p>
      <text:p text:style-name="Standard"><text:tab/><text:tab/>1:<text:span text:style-name="T1">拡張モード</text:span></text:p>
      <text:p text:style-name="Standard">[<text:span text:style-name="T1">例]</text:span></text:p>
      <text:p text:style-name="P10"><text:tab/>setmode 1</text:p>
      <text:p text:style-name="Standard"/>
      <text:p text:style-name="cmdTiTle">パルスシーケンスを実行する。</text:p>
      <text:p text:style-name="Standard">[書式]</text:p>
      <text:p text:style-name="Standard"><text:tab/><text:span text:style-name="T10">start</text:span> &lt;繰り返し回数&gt;</text:p>
      <text:p text:style-name="Standard">[説明]</text:p>
      <text:p text:style-name="Standard"><text:tab/>繰り返し回数分パルスシーケンスの実行を行います。</text:p>
      <text:p text:style-name="Standard"><text:tab/><text:span text:style-name="T1">繰り返し回数 <text:s text:c="10"/>0:無限に繰り返します。</text:span></text:p>
      <text:p text:style-name="Standard"><text:tab/><text:tab/><text:tab/>1<text:span text:style-name="T1">..65535:指定回数繰り返します。</text:span></text:p>
      <text:p text:style-name="Standard"/>
      <text:p text:style-name="cmdTiTle">パルス<text:span text:style-name="T1">シーケンス</text:span>を停止する。</text:p>
      <text:p text:style-name="Standard">[書式]</text:p>
      <text:p text:style-name="Standard"><text:tab/><text:span text:style-name="T10">stop</text:span></text:p>
      <text:p text:style-name="Standard">[説明]</text:p>
      <text:p text:style-name="Standard"><text:tab/>パルサーの<text:span text:style-name="T1">シーケンスを停止</text:span>します。</text:p>
      <text:p text:style-name="Standard"/>
      <text:p text:style-name="P34"/>
      <text:p text:style-name="P53"><text:span text:style-name="T40">パルスシーケンス</text:span><text:span text:style-name="T1">の動作状況の読み出し</text:span>。</text:p>
      <text:p text:style-name="P30">[書式]</text:p>
      <text:p text:style-name="P30"><text:tab/><text:span text:style-name="T11">isrun</text:span><text:span text:style-name="T12">?</text:span></text:p>
      <text:p text:style-name="P30">[説明]</text:p>
      <text:p text:style-name="P30"><text:tab/>戻り値<text:tab/><text:span text:style-name="T38">'RUN'</text:span>:パルスシーケンス<text:span text:style-name="T1">動作中</text:span></text:p>
      <text:p text:style-name="P30"><text:tab/><text:tab/><text:span text:style-name="T37">'STOP'</text:span>:パルスシーケンス<text:span text:style-name="T1">停止中</text:span></text:p>
      <text:p text:style-name="P17"/>
      <text:p text:style-name="P53">lua<text:span text:style-name="T1">スクリプト</text:span>ファイルを実行する。</text:p>
      <text:p text:style-name="Standard">[書式]</text:p>
      <text:p text:style-name="Standard"><text:tab/><text:span text:style-name="T10">run_lua</text:span> &lt;ファイル名＞</text:p>
      <text:p text:style-name="Standard">[説明]</text:p>
      <text:p text:style-name="Standard"><text:tab/>PC上のluaスクリプトファイルを実行します。</text:p>
      <text:p text:style-name="Standard">[例]</text:p>
      <text:p text:style-name="Standard"><text:tab/>run_lua c:/myprograms/test1.lua</text:p>
      <text:p text:style-name="Standard"/>
      <text:p text:style-name="cmdTiTle">I/Oポートにデータを書き込む</text:p>
      <text:p text:style-name="Standard">[書式]</text:p>
      <text:p text:style-name="Standard"><text:tab/><text:span text:style-name="T10">outb</text:span> &lt;I/Oアドレス&gt;,&lt;バイトデータ(8bit)&gt;</text:p>
      <text:p text:style-name="Standard"><text:tab/><text:span text:style-name="T10">outw</text:span> &lt;I/Oアドレス&gt;,&lt;ワードデータ(16bit)&gt;</text:p>
      <text:p text:style-name="Standard">[説明]</text:p>
      <text:p text:style-name="Standard"><text:tab/>各機器のレジスターを直接操作することができます。</text:p>
      <text:p text:style-name="Standard"/>
      <text:p text:style-name="cmdTiTle">I/Oポートからデータを読み込む</text:p>
      <text:p text:style-name="Standard">[書式]</text:p>
      <text:p text:style-name="Standard"><text:tab/><text:span text:style-name="T10">inb</text:span> &lt;I/Oアドレス&gt;</text:p>
      <text:p text:style-name="Standard"><text:tab/><text:span text:style-name="T10">inw</text:span> &lt;I/Oアドレス&gt;</text:p>
      <text:p text:style-name="Standard">[説明]</text:p>
      <text:p text:style-name="Standard"><text:tab/>各機器のレジスターを直接操作することができます。</text:p>
      <text:p text:style-name="Standard"><text:tab/>inb: read 8bit <text:s/>data.</text:p>
      <text:p text:style-name="Standard"><text:tab/>inw: read 16bit data.</text:p>
      <text:p text:style-name="Standard"/>
      <text:p text:style-name="P52">メモリーの表示</text:p>
      <text:p text:style-name="P25">[<text:span text:style-name="T1">書式</text:span>]</text:p>
      <text:p text:style-name="P25"><text:tab/><text:span text:style-name="T10">dispmem</text:span><text:tab/>&lt;start address&gt;,&lt;length&gt;</text:p>
      <text:p text:style-name="P25">[<text:span text:style-name="T1">説明</text:span>]</text:p>
      <text:p text:style-name="P25"><text:tab/><text:span text:style-name="T1">現在のパルスメモリーの表示を行います。</text:span></text:p>
      <text:p text:style-name="P15"><text:tab/>start address:メモリーアドレスを指定してください。開始番地は０です。</text:p>
      <text:p text:style-name="P15"><text:tab/>length:<text:tab/>表示するメモリー数を指定します。</text:p>
      <text:p text:style-name="P25"/>
      <text:list xml:id="list180120297525316" text:continue-numbering="true" text:style-name="WW8Num2">
        <text:list-item>
          <text:list>
            <text:list-item>
              <text:p text:style-name="P67"><text:span text:style-name="T1">定型</text:span><text:span text:style-name="T3">モードで使用できる</text:span>コマンド</text:p>
            </text:list-item>
          </text:list>
        </text:list-item>
      </text:list>
      <text:p text:style-name="Standard"/>
      <text:p text:style-name="cmdTiTle">ファーストパルスの幅を指定</text:p>
      <text:p text:style-name="Standard">[書式]</text:p>
      <text:p text:style-name="P65"><text:tab/><text:span text:style-name="T10">fpw</text:span> &lt;時間&gt;<text:line-break/><text:tab/><text:span text:style-name="T10">fp</text:span><text:span text:style-name="T13">w?</text:span><text:line-break/>[説明]</text:p>
      <text:p text:style-name="Standard"><text:tab/>1'st PULSEの幅を設定します。</text:p>
      <text:p text:style-name="Standard"/>
      <text:p text:style-name="cmdTiTle">ファーストパルスのQPSKを指定</text:p>
      <text:p text:style-name="Standard">[書式]</text:p>
      <text:p text:style-name="P65"><text:tab/><text:span text:style-name="T10">fpq</text:span> &lt;qpskvalue&gt;</text:p>
      <text:p text:style-name="P65"><text:tab/><text:span text:style-name="T10">fp</text:span><text:span text:style-name="T13">q?</text:span></text:p>
      <text:p text:style-name="P65">[説明]</text:p>
      <text:p text:style-name="Standard"><text:tab/>1'st PULSE<text:span text:style-name="T1">のQPSKを指定します。</text:span></text:p>
      <text:p text:style-name="Standard"/>
      <text:p text:style-name="cmdTiTle">シングルパルスモードにします。</text:p>
      <text:p text:style-name="Standard">[書式]</text:p>
      <text:p text:style-name="Standard"><text:tab/><text:span text:style-name="T10">single</text:span></text:p>
      <text:p text:style-name="Standard">[説明]</text:p>
      <text:p text:style-name="Standard"><text:tab/>シングルパルスモードにします。</text:p>
      <text:p text:style-name="Standard"/>
      <text:p text:style-name="cmdTiTle">ダブルパルスモードにします。</text:p>
      <text:p text:style-name="Standard">[書式]</text:p>
      <text:p text:style-name="Standard"><text:tab/><text:span text:style-name="T10">double</text:span></text:p>
      <text:p text:style-name="Standard">[説明]</text:p>
      <text:p text:style-name="Standard"><text:tab/><text:span text:style-name="T1">ダブル</text:span>パルスモードにします。</text:p>
      <text:p text:style-name="Standard"/>
      <text:p text:style-name="cmdTiTle">コムパルスを使用する。</text:p>
      <text:p text:style-name="P10">[書式]</text:p>
      <text:p text:style-name="Standard"><text:span text:style-name="T1"><text:tab/></text:span><text:span text:style-name="T14">usecomb</text:span><text:span text:style-name="T16"> &lt;value&gt;</text:span></text:p>
      <text:p text:style-name="P10">[説明]</text:p>
      <text:p text:style-name="P10">value<text:tab/>0:使用しない。</text:p>
      <text:p text:style-name="P10"><text:tab/>1:使用する。</text:p>
      <text:p text:style-name="Standard"/>
      <text:p text:style-name="cmdTiTle">コムパルス幅を指定します。</text:p>
      <text:p text:style-name="Standard">[書式]</text:p>
      <text:p text:style-name="Standard"><text:tab/><text:span text:style-name="T10">cpw</text:span><text:tab/>&lt;時間&gt;</text:p>
      <text:p text:style-name="Standard">[説明]</text:p>
      <text:p text:style-name="Standard"><text:soft-page-break/><text:tab/>コムパルスの幅を指定します。</text:p>
      <text:p text:style-name="Standard"/>
      <text:p text:style-name="P31"><text:span text:style-name="T10">コムパルス</text:span><text:span text:style-name="T14">とコムパルス</text:span><text:span text:style-name="T10">の間隔を指定します。</text:span></text:p>
      <text:p text:style-name="Standard">[書式]</text:p>
      <text:p text:style-name="Standard"><text:tab/><text:span text:style-name="T10">cpi</text:span><text:tab/>&lt;時間&gt;</text:p>
      <text:p text:style-name="Standard">[説明]</text:p>
      <text:p text:style-name="Standard"><text:tab/>コムパルスの間隔を指定します。</text:p>
      <text:p text:style-name="Standard"/>
      <text:p text:style-name="cmdTiTle">コムパルスの個数を指定します。</text:p>
      <text:p text:style-name="Standard">[書式]</text:p>
      <text:p text:style-name="Standard"><text:tab/><text:span text:style-name="T10">cpn</text:span><text:tab/>&lt;個数&gt;</text:p>
      <text:p text:style-name="Standard">[説明]</text:p>
      <text:p text:style-name="Standard"><text:tab/>コムパルスの個数を指定します。</text:p>
      <text:p text:style-name="Standard"/>
      <text:p text:style-name="cmdTiTle">コムパルスのQPSKを指定します。</text:p>
      <text:p text:style-name="Standard">[書式]</text:p>
      <text:p text:style-name="Standard"><text:tab/><text:span text:style-name="T10">cpq</text:span><text:tab/>&lt;QPSKValue&gt;</text:p>
      <text:p text:style-name="Standard">[説明]</text:p>
      <text:p text:style-name="Standard"><text:tab/>コムパルスのQPSKを指定します。</text:p>
      <text:p text:style-name="Standard"/>
      <text:p text:style-name="cmdTiTle">コムパルスから１ｓｔパルスまでの間隔を指定する。</text:p>
      <text:p text:style-name="Standard">[書式]</text:p>
      <text:p text:style-name="Standard"><text:tab/><text:span text:style-name="T10">tj</text:span> &lt;時間<text:span text:style-name="T1">&gt;</text:span></text:p>
      <text:p text:style-name="Standard">[<text:span text:style-name="T1">説明]</text:span></text:p>
      <text:p text:style-name="P32">セカンドパルスの幅を指定</text:p>
      <text:p text:style-name="Standard">[書式]</text:p>
      <text:p text:style-name="Standard"><text:tab/><text:span text:style-name="T10">spw</text:span> &lt;時間&gt;</text:p>
      <text:p text:style-name="Standard">[説明]</text:p>
      <text:p text:style-name="Standard"><text:tab/>ファーストパルスの幅を設定します。</text:p>
      <text:p text:style-name="Standard"/>
      <text:p text:style-name="cmdTiTle">セカンドパルスのQPSKを指定</text:p>
      <text:p text:style-name="Standard">[書式]</text:p>
      <text:p text:style-name="P2"><text:tab/><text:span text:style-name="T10">spq</text:span> &lt;qpskvalue&gt;</text:p>
      <text:p text:style-name="P33">[説明]</text:p>
      <text:p text:style-name="P33"><text:tab/>set second pulse QPSK</text:p>
      <text:p text:style-name="Standard"><text:tab/>see QPSK VALUE(Table1)</text:p>
      <text:p text:style-name="Standard"/>
      <text:p text:style-name="cmdTiTle">ファーストパルスとセカンドパルスまでの間隔の指定</text:p>
      <text:p text:style-name="P10">[書式]</text:p>
      <text:p text:style-name="Standard"><text:span text:style-name="T1"><text:tab/></text:span><text:span text:style-name="T14">t2</text:span><text:span text:style-name="T1"><text:tab/>&lt;時間&gt;</text:span></text:p>
      <text:p text:style-name="P10"><text:soft-page-break/>[説明]</text:p>
      <text:p text:style-name="標準スタイルB"><text:tab/><text:span text:style-name="T35">figure1</text:span><text:span text:style-name="T1">を参照してください。</text:span></text:p>
      <text:p text:style-name="Standard"/>
      <text:p text:style-name="cmdTiTle">A/D<text:span text:style-name="T1">コンバータ用トリガー指定</text:span></text:p>
      <text:p text:style-name="P10">[書式]</text:p>
      <text:p text:style-name="Standard"><text:span text:style-name="T1"><text:tab/></text:span><text:span text:style-name="T14">adoff</text:span><text:span text:style-name="T1"><text:tab/>&lt;時間&gt;</text:span></text:p>
      <text:p text:style-name="P10">[説明]</text:p>
      <text:p text:style-name="標準スタイルB"><text:tab/><text:span text:style-name="T35">AD.TRG</text:span><text:span text:style-name="T7">端子から出力する</text:span>A/D<text:span text:style-name="T1">コンバータ用トリガーの相対時間を設定します。パルス幅は１μS固定です。正負両方の値を設定することができます。範囲外とならないようにご注意ください。</text:span></text:p>
      <text:p text:style-name="P10">[例]</text:p>
      <text:p text:style-name="P10"><text:tab/>adoff -1.3uS</text:p>
      <text:p text:style-name="P10"><text:tab/>adoff 2uS</text:p>
      <text:p text:style-name="Standard"/>
      <text:p text:style-name="P51">A/Dトリガの設定</text:p>
      <text:p text:style-name="P10">[書式]</text:p>
      <text:p text:style-name="Standard"><text:span text:style-name="T1"><text:tab/></text:span><text:span text:style-name="T14">adtrg</text:span><text:span text:style-name="T1"> &lt;value&gt;</text:span></text:p>
      <text:p text:style-name="P10">[説明]</text:p>
      <text:p text:style-name="Standard"><text:tab/><text:span text:style-name="T35">AD.TRG</text:span><text:span text:style-name="T7">から出力するパルスの設定を行います。</text:span></text:p>
      <text:p text:style-name="Standard"><text:tab/><text:span text:style-name="T36">figure1</text:span><text:span text:style-name="T9">参照</text:span></text:p>
      <text:p text:style-name="Standard">value<text:tab/><text:tab/>0:Spin echo position</text:p>
      <text:p text:style-name="Standard"><text:tab/><text:tab/>1:FreeInductionDecay position</text:p>
      <text:p text:style-name="Standard"/>
      <text:p text:style-name="P51">TRG.OUT端子の設定</text:p>
      <text:p text:style-name="P10">[書式]</text:p>
      <text:p text:style-name="Standard"><text:span text:style-name="T1"><text:tab/></text:span><text:span text:style-name="T14">trgout</text:span><text:span text:style-name="T1"><text:tab/>&lt;value&gt;</text:span></text:p>
      <text:p text:style-name="P10">[説明]</text:p>
      <text:p text:style-name="P10"><text:tab/>TRG.<text:span text:style-name="T35">OUTから出力するパルスの位置を設定します。</text:span></text:p>
      <text:p text:style-name="P10"><text:tab/>パルスの長さは<text:span text:style-name="T35">1usです。</text:span></text:p>
      <text:p text:style-name="P56">Table <text:sequence text:ref-name="refTable0" text:name="Table" text:formula="ooow:Table+1" style:num-format="1">1</text:sequence>: TRG.OUT端子</text:p>
      <table:table table:name="表1" table:style-name="表1">
        <table:table-column table:style-name="表1.A"/>
        <table:table-column table:style-name="表1.B"/>
        <table:table-header-rows>
          <table:table-row table:style-name="表1.1">
            <table:table-cell table:style-name="表1.A1" office:value-type="string">
              <text:p text:style-name="P47">value</text:p>
            </table:table-cell>
            <table:table-cell table:style-name="表1.B1" office:value-type="string">
              <text:p text:style-name="P47">position</text:p>
            </table:table-cell>
          </table:table-row>
        </table:table-header-rows>
        <table:table-row table:style-name="表1.1">
          <table:table-cell table:style-name="表1.A2" office:value-type="string">
            <text:p text:style-name="P40">0</text:p>
          </table:table-cell>
          <table:table-cell table:style-name="表1.B2" office:value-type="string">
            <text:p text:style-name="P40">Start of COMB PULSE</text:p>
          </table:table-cell>
        </table:table-row>
        <table:table-row table:style-name="表1.1">
          <table:table-cell table:style-name="表1.A3" office:value-type="string">
            <text:p text:style-name="P40">1</text:p>
          </table:table-cell>
          <table:table-cell table:style-name="表1.B3" office:value-type="string">
            <text:p text:style-name="P40">End of COMB PULSE</text:p>
          </table:table-cell>
        </table:table-row>
        <table:table-row table:style-name="表1.1">
          <table:table-cell table:style-name="表1.A4" office:value-type="string">
            <text:p text:style-name="P40">2</text:p>
          </table:table-cell>
          <table:table-cell table:style-name="表1.B4" office:value-type="string">
            <text:p text:style-name="P40">1'st pulse rise edge</text:p>
          </table:table-cell>
        </table:table-row>
        <table:table-row table:style-name="表1.1">
          <table:table-cell table:style-name="表1.A5" office:value-type="string">
            <text:p text:style-name="P40">3</text:p>
          </table:table-cell>
          <table:table-cell table:style-name="表1.B5" office:value-type="string">
            <text:p text:style-name="P40">2'nd pulse raise edge</text:p>
          </table:table-cell>
        </table:table-row>
        <table:table-row table:style-name="表1.1">
          <table:table-cell table:style-name="表1.A6" office:value-type="string">
            <text:p text:style-name="P40">4</text:p>
          </table:table-cell>
          <table:table-cell table:style-name="表1.B6" office:value-type="string">
            <text:p text:style-name="P46"/>
          </table:table-cell>
        </table:table-row>
        <table:table-row table:style-name="表1.1">
          <table:table-cell table:style-name="表1.A7" office:value-type="string">
            <text:p text:style-name="P40">5</text:p>
          </table:table-cell>
          <table:table-cell table:style-name="表1.B7" office:value-type="string">
            <text:p text:style-name="P40">Same as A/D trigger pulse.</text:p>
          </table:table-cell>
        </table:table-row>
      </table:table>
      <text:p text:style-name="Standard"/>
      <text:p text:style-name="Standard"><text:soft-page-break/></text:p>
      <text:p text:style-name="P35">外部トリガーの設定</text:p>
      <text:p text:style-name="P10">[書式]</text:p>
      <text:p text:style-name="Standard"><text:span text:style-name="T1"><text:tab/></text:span><text:span text:style-name="T14">exttrg</text:span><text:span text:style-name="T1"> &lt;value&gt;</text:span></text:p>
      <text:p text:style-name="P10">[説明]</text:p>
      <text:p text:style-name="P10"><text:tab/>set use of 'PG.TRG.IN'.</text:p>
      <text:p text:style-name="Standard">value<text:tab/><text:span text:style-name="T15">0</text:span>:<text:span text:style-name="T1">not use 'PG.TRG.IN'.</text:span></text:p>
      <text:p text:style-name="Standard"><text:tab/><text:span text:style-name="T15">1</text:span>:<text:span text:style-name="T1">use 'PG.TRG.IN'.</text:span></text:p>
      <text:p text:style-name="Standard"/>
      <text:p text:style-name="cmdTiTle">休止時間の設定</text:p>
      <text:p text:style-name="P10">[書式]</text:p>
      <text:p text:style-name="Standard"><text:span text:style-name="T1"><text:tab/></text:span><text:span text:style-name="T14">blank</text:span><text:span text:style-name="T1"><text:tab/>&lt;時間&gt;</text:span></text:p>
      <text:p text:style-name="P10">[説明]</text:p>
      <text:p text:style-name="Standard"><text:tab/><text:span text:style-name="T1">単位は秒です。正の値を設定してください。</text:span></text:p>
      <text:p text:style-name="Standard"/>
      <text:p text:style-name="cmdTiTle">休止時間<text:span text:style-name="T1">の設定その２</text:span></text:p>
      <text:p text:style-name="P10">[書式]</text:p>
      <text:p text:style-name="Standard"><text:span text:style-name="T1"><text:tab/></text:span><text:span text:style-name="T14">waitmode</text:span></text:p>
      <text:p text:style-name="Standard"><text:span text:style-name="T1"><text:tab/></text:span><text:span text:style-name="T14">loopmode</text:span></text:p>
      <text:p text:style-name="P10">[説明]</text:p>
      <text:p text:style-name="P10"><text:tab/>waitmode:'blank'を休止時間として使用する。</text:p>
      <text:p text:style-name="P10"><text:tab/>loopmode:'blank'を繰り返し時間として使用する。</text:p>
      <text:p text:style-name="標準スタイルA"><text:tab/><text:span text:style-name="T1">通常は</text:span><text:span text:style-name="T8">waitmodeで使用してください。極低温などの温度に敏感な試料を測定するときにloopmodeを使用します。</text:span></text:p>
      <text:p text:style-name="P34"/>
      <text:list xml:id="list180119803112352" text:continue-numbering="true" text:style-name="WW8Num2">
        <text:list-item>
          <text:list>
            <text:list-item>
              <text:h text:style-name="Heading_20_2" text:outline-level="2">以下は送信機の特性に合わせて調整するコマンドです。</text:h>
            </text:list-item>
          </text:list>
        </text:list-item>
      </text:list>
      <text:p text:style-name="Standard"/>
      <text:p text:style-name="cmdTiTle">送信ゲート<text:span text:style-name="T1">ディレイ量</text:span>の設定</text:p>
      <text:p text:style-name="P10">[書式]</text:p>
      <text:p text:style-name="Standard"><text:span text:style-name="T1"><text:tab/></text:span><text:span text:style-name="T14">tx2predelay</text:span><text:span text:style-name="T1"><text:tab/>&lt;時間&gt;</text:span></text:p>
      <text:p text:style-name="Standard"><text:span text:style-name="T1"><text:tab/></text:span><text:span text:style-name="T14">tx2postdelay</text:span><text:span text:style-name="T1"><text:tab/>&lt;時間&gt;</text:span></text:p>
      <text:p text:style-name="P10">[説明]</text:p>
      <text:p text:style-name="Standard"><text:tab/>tx2predelay:<text:span text:style-name="T1">TX1の前部分の幅を指定します。初期値は、10uSです。</text:span></text:p>
      <text:p text:style-name="P10"><text:tab/>tx2postdelay:TX1の後部分の幅を指定します。初期値は0です。</text:p>
      <text:p text:style-name="Standard"><text:tab/><text:span text:style-name="T1">注意：拡張モードでは無効となります。</text:span></text:p>
      <text:p text:style-name="P6"/>
      <text:p text:style-name="cmdTiTle">QPSK<text:span text:style-name="T1">ディレイ量設定</text:span></text:p>
      <text:p text:style-name="P10">[書式]</text:p>
      <text:p text:style-name="Standard"><text:span text:style-name="T1"><text:tab/></text:span><text:span text:style-name="T14">qpskdelay</text:span><text:span text:style-name="T1"> &lt;時間&gt;</text:span></text:p>
      <text:p text:style-name="P10">[説明]</text:p>
      <text:p text:style-name="P10"><text:tab/>QPSKパルスとTX1,TX2パルスに対するディレイ量を設定します。<text:line-break/><text:tab/>QPSKモジュレータに依存します。</text:p>
      <text:p text:style-name="Standard"><text:tab/><text:span text:style-name="T1">初期値は1.5uSecです。</text:span></text:p>
      <text:p text:style-name="Standard"><text:tab/><text:span text:style-name="T1">注意：拡張モードでは無効となります。</text:span></text:p>
      <text:p text:style-name="Standard"/>
      <text:p text:style-name="P37">拡張モード</text:p>
      <text:p text:style-name="P10">以下のコマンドは拡張モード時に有効なコマンドです。ソフトウェア起動時は、定型モードですので<text:span text:style-name="T21">'</text:span>setmode<text:span text:style-name="T21">'</text:span>を用いて拡張モードにしてください。</text:p>
      <text:p text:style-name="Standard"/>
      <text:p text:style-name="P51">メモリーを初期化する。</text:p>
      <text:p text:style-name="P10">[書式]</text:p>
      <text:p text:style-name="Standard"><text:span text:style-name="T1"><text:tab/></text:span><text:span text:style-name="T14">memclr</text:span></text:p>
      <text:p text:style-name="P10">[説明]</text:p>
      <text:p text:style-name="Standard"><text:tab/><text:span text:style-name="T1">内部メモリーの初期化を行います。パルスを作成する前に必ず実行してください。</text:span></text:p>
      <text:p text:style-name="Standard"/>
      <text:p text:style-name="Standard"/>
      <text:p text:style-name="cmdTiTle">パルスを追加する。</text:p>
      <text:p text:style-name="P10">[書式]</text:p>
      <text:p text:style-name="P10"><text:tab/>makepulse &lt;BitNumber&gt;,&lt;開始時間&gt;,&lt;パルス幅&gt;</text:p>
      <text:p text:style-name="P10">[説明]</text:p>
      <text:p text:style-name="Standard"><text:tab/><text:span text:style-name="T1">１ビット幅のパルスをメモリーに書き込みます。</text:span></text:p>
      <text:p text:style-name="P10"><text:tab/>BitNumber:ビット位置です。範囲は0..31です。</text:p>
      <text:p text:style-name="Standard"><text:tab/><text:span text:style-name="T1">開始時間: 先頭からの時間です。絶対値です。正の値を入力してください。</text:span></text:p>
      <text:p text:style-name="Standard"><text:tab/><text:span text:style-name="T1">パルス幅: パルス出力時間です。正の値を入力してください。</text:span></text:p>
      <text:p text:style-name="Standard"/>
      <text:p text:style-name="cmdTiTle">パルスを<text:span text:style-name="T1">削除</text:span>する。</text:p>
      <text:p text:style-name="P10">[書式]</text:p>
      <text:p text:style-name="P10"><text:tab/>erasepulse &lt;BitNumber&gt;,&lt;開始時間&gt;,&lt;パルス幅&gt;</text:p>
      <text:p text:style-name="P10">[説明]</text:p>
      <text:p text:style-name="Standard"><text:tab/><text:span text:style-name="T1">１ビット幅のパルスを消去します。</text:span></text:p>
      <text:p text:style-name="P10"><text:tab/>BitNumber:ビット位置です。範囲は0..31です。</text:p>
      <text:p text:style-name="Standard"><text:tab/><text:span text:style-name="T1">開始時間: 先頭からの時間です。絶対値です。正の値を入力してください。</text:span></text:p>
      <text:p text:style-name="Standard"><text:tab/><text:span text:style-name="T1">パルス幅: パルス消去時間です。正の値を入力してください。</text:span></text:p>
      <text:p text:style-name="Standard"/>
      <text:p text:style-name="P36">ボード制御コマンドを書き込む</text:p>
      <text:p text:style-name="P10">[書式]</text:p>
      <text:p text:style-name="P10"><text:tab/><text:span text:style-name="T10">makecommand</text:span> &lt;書き込み位置&gt;,&lt;制御コマンド&gt;,&lt;データ値&gt;</text:p>
      <text:p text:style-name="P10">[説明]</text:p>
      <text:p text:style-name="P10"><text:tab/>書き込み位置:コマンドの書き込み位置を先頭からの時間で指定します(正の値）</text:p>
      <text:p text:style-name="P10"><text:tab/>制御コマンド: シーケンス中のループコマンド、停止コマンドを指定します。</text:p>
      <text:p text:style-name="P10"><text:tab/>データ値:必要な数値を指定します。数値が不要なコマンドの場合は０を指定してください。</text:p>
      <text:p text:style-name="Standard"/>
      <text:p text:style-name="P23">[<text:span text:style-name="T1">例]</text:span></text:p>
      <text:p text:style-name="P23"><text:span text:style-name="T1"><text:tab/>先頭から</text:span><text:span text:style-name="T4">1.35</text:span><text:span text:style-name="T1">秒の位置にジャンプ先を書き込みます。</text:span></text:p>
      <text:p text:style-name="P23"><text:span text:style-name="T1"><text:tab/>makecommand 1.</text:span><text:span text:style-name="T4">35</text:span><text:span text:style-name="T1">, 0xff200000, 0</text:span></text:p>
      <text:p text:style-name="P13"/>
      <text:p text:style-name="P56">Table <text:sequence text:ref-name="refTable1" text:name="Table" text:formula="ooow:Table+1" style:num-format="1">2</text:sequence>: ボード制御コマンド</text:p>
      <table:table table:name="表6" table:style-name="表6">
        <table:table-column table:style-name="表6.A"/>
        <table:table-column table:style-name="表6.B"/>
        <table:table-column table:style-name="表6.C"/>
        <table:table-column table:style-name="表6.D"/>
        <table:table-column table:style-name="表6.E"/>
        <table:table-header-rows>
          <table:table-row>
            <table:table-cell table:style-name="表6.A1" office:value-type="string">
              <text:p text:style-name="P48">名称</text:p>
            </table:table-cell>
            <table:table-cell table:style-name="表6.A1" office:value-type="string">
              <text:p text:style-name="P49">制御コマンド</text:p>
            </table:table-cell>
            <table:table-cell table:style-name="表6.A1" office:value-type="string">
              <text:p text:style-name="P50">データ値</text:p>
            </table:table-cell>
            <table:table-cell table:style-name="表6.A1" office:value-type="string">
              <text:p text:style-name="P48">意味</text:p>
            </table:table-cell>
            <table:table-cell table:style-name="表6.E1" office:value-type="string">
              <text:p text:style-name="P48">備考</text:p>
            </table:table-cell>
          </table:table-row>
        </table:table-header-rows>
        <table:table-row>
          <table:table-cell table:style-name="表6.A2" office:value-type="string">
            <text:p text:style-name="P45">GOTO</text:p>
          </table:table-cell>
          <table:table-cell table:style-name="表6.A2" office:value-type="string">
            <text:p text:style-name="P45">0xFF200000<text:span text:style-name="T25">+&lt;</text:span><text:span text:style-name="T5">メモリーアドレス&gt;</text:span></text:p>
          </table:table-cell>
          <table:table-cell table:style-name="表6.A2" office:value-type="string">
            <text:p text:style-name="P44">不要<text:span text:style-name="T25">(0)</text:span></text:p>
          </table:table-cell>
          <table:table-cell table:style-name="表6.A2" office:value-type="string">
            <text:p text:style-name="P44">メモリーアドレスへジャンプします。</text:p>
          </table:table-cell>
          <table:table-cell table:style-name="表6.E2" office:value-type="string">
            <text:p text:style-name="P40"/>
          </table:table-cell>
        </table:table-row>
        <table:table-row>
          <table:table-cell table:style-name="表6.A2" office:value-type="string">
            <text:p text:style-name="P45">STOP</text:p>
          </table:table-cell>
          <table:table-cell table:style-name="表6.A2" office:value-type="string">
            <text:p text:style-name="P45">0xFF400000</text:p>
          </table:table-cell>
          <table:table-cell table:style-name="表6.A2" office:value-type="string">
            <text:p text:style-name="P42">不要<text:span text:style-name="T25">(0)</text:span></text:p>
          </table:table-cell>
          <table:table-cell table:style-name="表6.A2" office:value-type="string">
            <text:p text:style-name="P42">パルスシーケンスを停止します。</text:p>
          </table:table-cell>
          <table:table-cell table:style-name="表6.E2" office:value-type="string">
            <text:p text:style-name="P40"/>
          </table:table-cell>
        </table:table-row>
        <table:table-row>
          <table:table-cell table:style-name="表6.A2" office:value-type="string">
            <text:p text:style-name="P45">TRG</text:p>
          </table:table-cell>
          <table:table-cell table:style-name="表6.A2" office:value-type="string">
            <text:p text:style-name="P45">0xFF800000</text:p>
          </table:table-cell>
          <table:table-cell table:style-name="表6.A2" office:value-type="string">
            <text:p text:style-name="P42">不要<text:span text:style-name="T25">(0)</text:span></text:p>
          </table:table-cell>
          <table:table-cell table:style-name="表6.A2" office:value-type="string">
            <text:p text:style-name="P42">トリガー待ちを行います。</text:p>
          </table:table-cell>
          <table:table-cell table:style-name="表6.E2" office:value-type="string">
            <text:p text:style-name="P40"/>
          </table:table-cell>
        </table:table-row>
      </table:table>
      <text:p text:style-name="P13"/>
      <text:p text:style-name="Standard"/>
      <text:p text:style-name="P38"><text:span text:style-name="T1">Lua</text:span><text:span text:style-name="T6">を用いた</text:span><text:span text:style-name="T1">定型</text:span>パルス出力サンプル</text:p>
      <text:p text:style-name="P12">以下のファイルは、<text:span text:style-name="T36">Luaでパルス出力を行います。</text:span></text:p>
      <text:p text:style-name="P29"><draw:frame draw:style-name="fr2" draw:name="枠2" text:anchor-type="paragraph" svg:x="2.559cm" svg:y="0.409cm" draw:z-index="0"><draw:text-box fo:min-height="8.11cm" fo:min-width="12.002cm"><text:p text:style-name="P20">function wait_pulser()</text:p><text:p text:style-name="P20"><text:tab/>repeat until "STOP" == callPG("ISRUN?")</text:p><text:p text:style-name="P20">end</text:p><text:p text:style-name="P20"/><text:p text:style-name="P20"><text:tab/>print("START PULSER")</text:p><text:p text:style-name="P21"><text:tab/>callPG("stop")</text:p><text:p text:style-name="P21"><text:tab/>callPG("s<text:span text:style-name="T20">etmode 0</text:span>")</text:p><text:p text:style-name="P20"><text:tab/>callPG("loopmode")</text:p><text:p text:style-name="P20"><text:tab/>callPG("<text:span text:style-name="T28">double</text:span>")</text:p><text:p text:style-name="P20"><text:tab/>callPG("t2 <text:span text:style-name="T27">35</text:span>u")</text:p><text:p text:style-name="P20"><text:tab/>callPG("blank <text:span text:style-name="T19">1m</text:span>")</text:p><text:p text:style-name="P22"><text:tab/>callPG("<text:span text:style-name="T26">fpw</text:span> 10u")</text:p><text:p text:style-name="P22"><text:tab/>callPG("<text:span text:style-name="T29">spw</text:span> <text:span text:style-name="T27">2</text:span>0u")</text:p><text:p text:style-name="P22"><text:tab/>callPG("start <text:span text:style-name="T18">1000</text:span>")</text:p><text:p text:style-name="P20"><text:tab/>wait_pulser()</text:p><text:p text:style-name="P20"><text:tab/>print("END")</text:p><text:p text:style-name="P20"/><text:p text:style-name="Caption"><text:span text:style-name="T36">Text</text:span> <text:sequence text:ref-name="refText0" text:name="Text" text:formula="ooow:Text+1" style:num-format="1">1</text:sequence>: 定型モードでのluaスクリプトファイル</text:p></draw:text-box></draw:frame></text:p>
      <text:p text:style-name="P18"/>
      <text:p text:style-name="Standard"><draw:frame draw:style-name="fr3" draw:name="枠4" text:anchor-type="paragraph" svg:x="2.439cm" svg:y="0.296cm" svg:width="14.984cm" style:rel-width="81%" svg:height="7.811cm" draw:z-index="4"><draw:text-box fo:min-height="30%"><text:p text:style-name="figure"><draw:frame draw:style-name="fr5" draw:name="オブジェクト1" text:anchor-type="paragraph" svg:width="14.984cm" svg:height="7.811cm" style:rel-height="scale" draw:z-index="5"><draw:object xlink:href="../定型パルス解説1.odg" xlink:type="simple" xlink:show="embed" xlink:actuate="onLoad"/><draw:image xlink:href="./ObjectReplacements/Object 1" xlink:type="simple" xlink:show="embed" xlink:actuate="onLoad"/></draw:frame>figure <text:sequence text:ref-name="refFigure0" text:name="Figure" text:formula="ooow:figure+1" style:num-format="1">1</text:sequence>: 定型パルス出力</text:p></draw:text-box></draw:frame></text:p>
      <text:p text:style-name="P37"><text:span text:style-name="T34">Lua</text:span><text:span text:style-name="T6">を用いた</text:span>拡張モードのパルスサンプル</text:p>
      <text:p text:style-name="P10">拡張モードでパルスを生成する例です。</text:p>
      <text:p text:style-name="P24">function wait_pulser()<text:span text:style-name="T1">は、パルサーのシーケンスの終了を待ち合わせる関数です。</text:span></text:p>
      <text:p text:style-name="Standard"><draw:frame draw:style-name="fr2" draw:name="枠3" text:anchor-type="paragraph" svg:x="1.566cm" svg:y="0.63cm" draw:z-index="1"><draw:text-box fo:min-height="8.11cm" fo:min-width="12.002cm"><text:p text:style-name="P20">function wait_pulser()</text:p><text:p text:style-name="P20"><text:tab/>repeat until "STOP" == callPG("ISRUN?")</text:p><text:p text:style-name="P20">end</text:p><text:p text:style-name="P20"/><text:p text:style-name="P20"><text:tab/>print("START PULSER<text:span text:style-name="T20"> EXTEND MODE</text:span>")</text:p><text:p text:style-name="P21"><text:tab/>callPG("stop")</text:p><text:p text:style-name="P21"><text:tab/>callPG("<text:span text:style-name="T20">setmode 1</text:span>")</text:p><text:p text:style-name="P21"><text:tab/>callPG("<text:span text:style-name="T20">memclr</text:span>")</text:p><text:p text:style-name="P21"><text:tab/>callPG("<text:span text:style-name="T20">makepulse 0,45m,10m</text:span>")</text:p><text:p text:style-name="P21"><text:tab/>callPG("<text:span text:style-name="T20">makepulse 1,48m,55m</text:span>")</text:p><text:p text:style-name="P19"><text:tab/>callPG("makepulse 0,70m,10m")</text:p><text:p text:style-name="P21"><text:tab/>callPG("start <text:span text:style-name="T18">1000</text:span>")</text:p><text:p text:style-name="P20"><text:tab/>wait_pulser()</text:p><text:p text:style-name="P20"><text:tab/>print("END")</text:p><text:p text:style-name="P20"/><text:p text:style-name="Caption"><text:span text:style-name="T36">Text</text:span> <text:sequence text:ref-name="refText1" text:name="Text" text:formula="ooow:Text+1" style:num-format="1">2</text:sequence>: <text:span text:style-name="T1">拡張</text:span>モードでのluaスクリプトファイル</text:p></draw:text-box></draw:frame></text:p>
      <text:p text:style-name="Standard"><draw:frame draw:style-name="fr1" draw:name="枠1" text:anchor-type="paragraph" svg:x="1.439cm" svg:y="0.049cm" svg:width="15.471cm" draw:z-index="2"><draw:text-box fo:min-height="10.058cm"><text:p text:style-name="figure"><draw:frame draw:style-name="fr4" draw:name="オブジェクト2" text:anchor-type="paragraph" svg:width="16.79cm" svg:height="10.91cm" draw:z-index="3"><draw:object xlink:href="../luj7f6j.odg" xlink:type="simple" xlink:show="embed" xlink:actuate="onLoad"/><draw:image xlink:href="./ObjectReplacements/Object 2" xlink:type="simple" xlink:show="embed" xlink:actuate="onLoad"/></draw:frame>figure <text:sequence text:ref-name="refFigure1" text:name="Figure" text:formula="ooow:figure+1" style:num-format="1">2</text:sequence>: 上記コマンドを実行したときのパルス出力</text:p></draw:text-box></draw:frame></text:p>
      <text:p text:style-name="Standard"/>
      <text:p text:style-name="Standard"/>
      <text:p text:style-name="Standard"/>
      <text:p text:style-name="Standard"/>
      <text:p text:style-name="P39">Table <text:sequence text:ref-name="refTable2" text:name="Table" text:formula="ooow:Table+1" style:num-format="1">3</text:sequence>: QPSK VALUE</text:p>
      <table:table table:name="表2" table:style-name="表2">
        <table:table-column table:style-name="表2.A"/>
        <table:table-column table:style-name="表2.B"/>
        <table:table-column table:style-name="表2.C"/>
        <table:table-column table:style-name="表2.D"/>
        <table:table-header-rows>
          <table:table-row table:style-name="表2.1">
            <table:table-cell table:style-name="表2.A1" office:value-type="string">
              <text:p text:style-name="Table_20_Heading">qpskvalue</text:p>
            </table:table-cell>
            <table:table-cell table:style-name="表2.A1" office:value-type="string">
              <text:p text:style-name="Table_20_Heading">TX phase</text:p>
            </table:table-cell>
            <table:table-cell table:style-name="表2.A1" office:value-type="string">
              <text:p text:style-name="Table_20_Heading">QPSK2 output level</text:p>
            </table:table-cell>
            <table:table-cell table:style-name="表2.D1" office:value-type="string">
              <text:p text:style-name="Table_20_Heading">QPSK1 output level</text:p>
            </table:table-cell>
          </table:table-row>
        </table:table-header-rows>
        <table:table-row table:style-name="表2.1">
          <table:table-cell table:style-name="表2.A2" office:value-type="string">
            <text:p text:style-name="P40">0</text:p>
          </table:table-cell>
          <table:table-cell table:style-name="表2.B2" office:value-type="string">
            <text:p text:style-name="P40">+X(0 degree)</text:p>
          </table:table-cell>
          <table:table-cell table:style-name="表2.C2" office:value-type="string">
            <text:p text:style-name="P40">LOW</text:p>
          </table:table-cell>
          <table:table-cell table:style-name="表2.D2" office:value-type="string">
            <text:p text:style-name="P40">LOW</text:p>
          </table:table-cell>
        </table:table-row>
        <table:table-row table:style-name="表2.1">
          <table:table-cell table:style-name="表2.A3" office:value-type="string">
            <text:p text:style-name="P40">1</text:p>
          </table:table-cell>
          <table:table-cell table:style-name="表2.B3" office:value-type="string">
            <text:p text:style-name="P40">+Y(90 degree)</text:p>
          </table:table-cell>
          <table:table-cell table:style-name="表2.C3" office:value-type="string">
            <text:p text:style-name="P40">LOW</text:p>
          </table:table-cell>
          <table:table-cell table:style-name="表2.D3" office:value-type="string">
            <text:p text:style-name="P40">HIGH</text:p>
          </table:table-cell>
        </table:table-row>
        <table:table-row table:style-name="表2.1">
          <table:table-cell table:style-name="表2.A4" office:value-type="string">
            <text:p text:style-name="P40">2</text:p>
          </table:table-cell>
          <table:table-cell table:style-name="表2.B4" office:value-type="string">
            <text:p text:style-name="P40">-X(180 degree)</text:p>
          </table:table-cell>
          <table:table-cell table:style-name="表2.C4" office:value-type="string">
            <text:p text:style-name="P40">HIGH</text:p>
          </table:table-cell>
          <table:table-cell table:style-name="表2.D4" office:value-type="string">
            <text:p text:style-name="P40">LOW</text:p>
          </table:table-cell>
        </table:table-row>
        <table:table-row table:style-name="表2.1">
          <table:table-cell table:style-name="表2.A5" office:value-type="string">
            <text:p text:style-name="P40">3</text:p>
          </table:table-cell>
          <table:table-cell table:style-name="表2.B5" office:value-type="string">
            <text:p text:style-name="P40">-Y(270 degree)</text:p>
          </table:table-cell>
          <table:table-cell table:style-name="表2.C5" office:value-type="string">
            <text:p text:style-name="P40">HIGH</text:p>
          </table:table-cell>
          <table:table-cell table:style-name="表2.D5" office:value-type="string">
            <text:p text:style-name="P40">HIGH</text:p>
          </table:table-cell>
        </table:table-row>
      </table:table>
      <text:p text:style-name="P54"/>
      <text:p text:style-name="P56"/>
      <text:p text:style-name="P56">Table <text:sequence text:ref-name="refTable3" text:name="Table" text:formula="ooow:Table+1" style:num-format="1">4</text:sequence>: <text:span text:style-name="T31">PULSER </text:span>BIT NUMBER</text:p>
      <table:table table:name="表5" table:style-name="表5">
        <table:table-column table:style-name="表5.A"/>
        <table:table-column table:style-name="表5.B"/>
        <table:table-column table:style-name="表5.C"/>
        <table:table-header-rows>
          <table:table-row table:style-name="表5.1">
            <table:table-cell table:style-name="表5.A1" office:value-type="string">
              <text:p text:style-name="P47">BitNumber</text:p>
            </table:table-cell>
            <table:table-cell table:style-name="表5.A1" office:value-type="string">
              <text:p text:style-name="P48">名称</text:p>
            </table:table-cell>
            <table:table-cell table:style-name="表5.C1" office:value-type="string">
              <text:p text:style-name="P48">備考</text:p>
            </table:table-cell>
          </table:table-row>
        </table:table-header-rows>
        <table:table-row table:style-name="表5.1">
          <table:table-cell table:style-name="表5.A2" office:value-type="string">
            <text:p text:style-name="P40">0</text:p>
          </table:table-cell>
          <table:table-cell table:style-name="表5.B2" office:value-type="string">
            <text:p text:style-name="P40">TX1</text:p>
          </table:table-cell>
          <table:table-cell table:style-name="表5.C2" office:value-type="string">
            <text:p text:style-name="P40">RF<text:span text:style-name="T1">ゲート信号</text:span></text:p>
          </table:table-cell>
        </table:table-row>
        <table:table-row table:style-name="表5.1">
          <table:table-cell table:style-name="表5.A3" office:value-type="string">
            <text:p text:style-name="P40">1</text:p>
          </table:table-cell>
          <table:table-cell table:style-name="表5.B3" office:value-type="string">
            <text:p text:style-name="P40">TX2</text:p>
          </table:table-cell>
          <table:table-cell table:style-name="表5.C3" office:value-type="string">
            <text:p text:style-name="P40">RF<text:span text:style-name="T1">バイアスゲート信号</text:span></text:p>
          </table:table-cell>
        </table:table-row>
        <table:table-row table:style-name="表5.1">
          <table:table-cell table:style-name="表5.A4" office:value-type="string">
            <text:p text:style-name="P40">2</text:p>
          </table:table-cell>
          <table:table-cell table:style-name="表5.B4" office:value-type="string">
            <text:p text:style-name="P40">AUX1</text:p>
          </table:table-cell>
          <table:table-cell table:style-name="表5.C4" office:value-type="string">
            <text:p text:style-name="P42">レシーバーゲート信号</text:p>
          </table:table-cell>
        </table:table-row>
        <table:table-row table:style-name="表5.1">
          <table:table-cell table:style-name="表5.A5" office:value-type="string">
            <text:p text:style-name="P40">3</text:p>
          </table:table-cell>
          <table:table-cell table:style-name="表5.B5" office:value-type="string">
            <text:p text:style-name="P40">QPSK1</text:p>
          </table:table-cell>
          <table:table-cell table:style-name="表5.C5" office:value-type="string">
            <text:p text:style-name="P40"><text:span text:style-name="T2">QPSK</text:span><text:span text:style-name="T1"> </text:span><text:span text:style-name="T2">LSB</text:span></text:p>
          </table:table-cell>
        </table:table-row>
        <table:table-row table:style-name="表5.1">
          <table:table-cell table:style-name="表5.A6" office:value-type="string">
            <text:p text:style-name="P40">4</text:p>
          </table:table-cell>
          <table:table-cell table:style-name="表5.B6" office:value-type="string">
            <text:p text:style-name="P40">QPSK2</text:p>
          </table:table-cell>
          <table:table-cell table:style-name="表5.C6" office:value-type="string">
            <text:p text:style-name="P43">QPSK MSB</text:p>
          </table:table-cell>
        </table:table-row>
        <table:table-row table:style-name="表5.1">
          <table:table-cell table:style-name="表5.A7" office:value-type="string">
            <text:p text:style-name="P40">5</text:p>
          </table:table-cell>
          <table:table-cell table:style-name="表5.B7" office:value-type="string">
            <text:p text:style-name="P40">AUX2</text:p>
          </table:table-cell>
          <table:table-cell table:style-name="表5.C7" office:value-type="string">
            <text:p text:style-name="P41"/>
          </table:table-cell>
        </table:table-row>
        <table:table-row table:style-name="表5.1">
          <table:table-cell table:style-name="表5.A8" office:value-type="string">
            <text:p text:style-name="P40">6</text:p>
          </table:table-cell>
          <table:table-cell table:style-name="表5.B8" office:value-type="string">
            <text:p text:style-name="P40">TRG.OUT</text:p>
          </table:table-cell>
          <table:table-cell table:style-name="表5.C8" office:value-type="string">
            <text:p text:style-name="P42">オシロスコープ用トリガ</text:p>
          </table:table-cell>
        </table:table-row>
        <table:table-row table:style-name="表5.1">
          <table:table-cell table:style-name="表5.A9" office:value-type="string">
            <text:p text:style-name="P40">7</text:p>
          </table:table-cell>
          <table:table-cell table:style-name="表5.B9" office:value-type="string">
            <text:p text:style-name="P40">METER</text:p>
          </table:table-cell>
          <table:table-cell table:style-name="表5.C9" office:value-type="string">
            <text:p text:style-name="P42">パワーメータ用トリガ</text:p>
          </table:table-cell>
        </table:table-row>
        <table:table-row table:style-name="表5.1">
          <table:table-cell table:style-name="表5.A10" office:value-type="string">
            <text:p text:style-name="P40">8</text:p>
          </table:table-cell>
          <table:table-cell table:style-name="表5.B10" office:value-type="string">
            <text:p text:style-name="P40">METER.RESET/AUX9</text:p>
          </table:table-cell>
          <table:table-cell table:style-name="表5.C10" office:value-type="string">
            <text:p text:style-name="P42">パワーメータ用リセット</text:p>
          </table:table-cell>
        </table:table-row>
        <table:table-row table:style-name="表5.1">
          <table:table-cell table:style-name="表5.A11" office:value-type="string">
            <text:p text:style-name="P40">9</text:p>
          </table:table-cell>
          <table:table-cell table:style-name="表5.B11" office:value-type="string">
            <text:p text:style-name="P40">AD.TRG</text:p>
          </table:table-cell>
          <table:table-cell table:style-name="表5.C11" office:value-type="string">
            <text:p text:style-name="P40">A/D<text:span text:style-name="T1">用トリガ</text:span></text:p>
          </table:table-cell>
        </table:table-row>
        <table:table-row table:style-name="表5.1">
          <table:table-cell table:style-name="表5.A12" office:value-type="string">
            <text:p text:style-name="P40">10</text:p>
          </table:table-cell>
          <table:table-cell table:style-name="表5.B12" office:value-type="string">
            <text:p text:style-name="P40">AUX3</text:p>
          </table:table-cell>
          <table:table-cell table:style-name="表5.C12" office:value-type="string">
            <text:p text:style-name="P41"/>
          </table:table-cell>
        </table:table-row>
        <table:table-row table:style-name="表5.1">
          <table:table-cell table:style-name="表5.A13" office:value-type="string">
            <text:p text:style-name="P40">11</text:p>
          </table:table-cell>
          <table:table-cell table:style-name="表5.B13" office:value-type="string">
            <text:p text:style-name="P40">COMB/DA.TRG</text:p>
          </table:table-cell>
          <table:table-cell table:style-name="表5.C13" office:value-type="string">
            <text:p text:style-name="P42">COMB PULSE</text:p>
          </table:table-cell>
        </table:table-row>
        <table:table-row table:style-name="表5.1">
          <table:table-cell table:style-name="表5.A14" office:value-type="string">
            <text:p text:style-name="P40">12</text:p>
          </table:table-cell>
          <table:table-cell table:style-name="表5.B14" office:value-type="string">
            <text:p text:style-name="P40">1'st PULSE/AUX6</text:p>
          </table:table-cell>
          <table:table-cell table:style-name="表5.C14" office:value-type="string">
            <text:p text:style-name="P40">1'st PULSE</text:p>
          </table:table-cell>
        </table:table-row>
        <table:table-row table:style-name="表5.1">
          <table:table-cell table:style-name="表5.A15" office:value-type="string">
            <text:p text:style-name="P40">13</text:p>
          </table:table-cell>
          <table:table-cell table:style-name="表5.B15" office:value-type="string">
            <text:p text:style-name="P40">2'nd PULSE/AUX7</text:p>
          </table:table-cell>
          <table:table-cell table:style-name="表5.C15" office:value-type="string">
            <text:p text:style-name="P40">2'nd PULSE</text:p>
          </table:table-cell>
        </table:table-row>
        <table:table-row table:style-name="表5.1">
          <table:table-cell table:style-name="表5.A16" office:value-type="string">
            <text:p text:style-name="P40">14</text:p>
          </table:table-cell>
          <table:table-cell table:style-name="表5.B16" office:value-type="string">
            <text:p text:style-name="P40">AUX4</text:p>
          </table:table-cell>
          <table:table-cell table:style-name="表5.C16" office:value-type="string">
            <text:p text:style-name="P41"/>
          </table:table-cell>
        </table:table-row>
        <table:table-row table:style-name="表5.1">
          <table:table-cell table:style-name="表5.A17" office:value-type="string">
            <text:p text:style-name="P40">15</text:p>
          </table:table-cell>
          <table:table-cell table:style-name="表5.B17" office:value-type="string">
            <text:p text:style-name="P40">AUX10</text:p>
          </table:table-cell>
          <table:table-cell table:style-name="表5.C17" office:value-type="string">
            <text:p text:style-name="P41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7"><text:soft-page-break/>Table <text:sequence text:ref-name="refTable4" text:name="Table" text:formula="ooow:Table+1" style:num-format="1">5</text:sequence>: I/O PORT(low address)</text:p>
      <table:table table:name="表3" table:style-name="表3">
        <table:table-column table:style-name="表3.A"/>
        <table:table-column table:style-name="表3.B"/>
        <table:table-row table:style-name="表3.1">
          <table:table-cell table:style-name="表3.A1" office:value-type="string">
            <text:p text:style-name="P8">address map</text:p>
            <text:p text:style-name="P8"><text:s/>( low-address 8bit )</text:p>
          </table:table-cell>
          <table:table-cell table:style-name="表3.B1" office:value-type="string">
            <text:p text:style-name="P7"/>
            <text:p text:style-name="P7">port name</text:p>
          </table:table-cell>
        </table:table-row>
        <table:table-row table:style-name="表3.1">
          <table:table-cell table:style-name="表3.A2" office:value-type="string">
            <text:p text:style-name="P5">0x00-0x1f</text:p>
          </table:table-cell>
          <table:table-cell table:style-name="表3.B2" office:value-type="string">
            <text:p text:style-name="P5">PULSER BOARD</text:p>
          </table:table-cell>
        </table:table-row>
        <table:table-row table:style-name="表3.1">
          <table:table-cell table:style-name="表3.A3" office:value-type="string">
            <text:p text:style-name="P5">0x20-0x3f</text:p>
          </table:table-cell>
          <table:table-cell table:style-name="表3.B3" office:value-type="string">
            <text:p text:style-name="P5">AD BOARD</text:p>
          </table:table-cell>
        </table:table-row>
        <table:table-row table:style-name="表3.1">
          <table:table-cell table:style-name="表3.A4" office:value-type="string">
            <text:p text:style-name="P5">0x40-0x5f</text:p>
          </table:table-cell>
          <table:table-cell table:style-name="表3.B4" office:value-type="string">
            <text:p text:style-name="P5">reserved</text:p>
          </table:table-cell>
        </table:table-row>
        <table:table-row table:style-name="表3.1">
          <table:table-cell table:style-name="表3.A5" office:value-type="string">
            <text:p text:style-name="P5">0x60-0x7f</text:p>
          </table:table-cell>
          <table:table-cell table:style-name="表3.B5" office:value-type="string">
            <text:p text:style-name="P5">reserved</text:p>
          </table:table-cell>
        </table:table-row>
        <table:table-row table:style-name="表3.1">
          <table:table-cell table:style-name="表3.A6" office:value-type="string">
            <text:p text:style-name="P5">0x80-0x9f</text:p>
          </table:table-cell>
          <table:table-cell table:style-name="表3.B6" office:value-type="string">
            <text:p text:style-name="P5">---</text:p>
          </table:table-cell>
        </table:table-row>
        <table:table-row table:style-name="表3.1">
          <table:table-cell table:style-name="表3.A7" office:value-type="string">
            <text:p text:style-name="P5">0xa0-0xbf</text:p>
          </table:table-cell>
          <table:table-cell table:style-name="表3.B7" office:value-type="string">
            <text:p text:style-name="P5">RF LOW LEVEL</text:p>
          </table:table-cell>
        </table:table-row>
        <table:table-row table:style-name="表3.1">
          <table:table-cell table:style-name="表3.A8" office:value-type="string">
            <text:p text:style-name="P5">0xc0-0xcf</text:p>
          </table:table-cell>
          <table:table-cell table:style-name="表3.B8" office:value-type="string">
            <text:p text:style-name="P5">---</text:p>
          </table:table-cell>
        </table:table-row>
        <table:table-row table:style-name="表3.1">
          <table:table-cell table:style-name="表3.A9" office:value-type="string">
            <text:p text:style-name="P5">0xe0-0xff</text:p>
          </table:table-cell>
          <table:table-cell table:style-name="表3.B9" office:value-type="string">
            <text:p text:style-name="P5">---</text:p>
          </table:table-cell>
        </table:table-row>
      </table:table>
      <text:p text:style-name="P57">Table <text:sequence text:ref-name="refTable5" text:name="Table" text:formula="ooow:Table+1" style:num-format="1">6</text:sequence>: I/O port <text:span text:style-name="T17">(high </text:span>address)</text:p>
      <table:table table:name="表4" table:style-name="表4">
        <table:table-column table:style-name="表4.A"/>
        <table:table-column table:style-name="表4.B"/>
        <table:table-column table:style-name="表4.C"/>
        <table:table-column table:style-name="表4.B"/>
        <table:table-column table:style-name="表4.E"/>
        <table:table-row table:style-name="表4.1">
          <table:table-cell table:style-name="表4.A1" table:number-rows-spanned="2" office:value-type="string">
            <text:p text:style-name="P4"/>
            <text:p text:style-name="P8">RANGE</text:p>
          </table:table-cell>
          <table:table-cell table:style-name="表4.B1" table:number-columns-spanned="4" office:value-type="string">
            <text:p text:style-name="P8">DIP SWITCH</text:p>
          </table:table-cell>
          <table:covered-table-cell/>
          <table:covered-table-cell/>
          <table:covered-table-cell/>
        </table:table-row>
        <table:table-row table:style-name="表4.1">
          <table:covered-table-cell/>
          <table:table-cell table:style-name="表4.B2" office:value-type="string">
            <text:p text:style-name="P8">3</text:p>
          </table:table-cell>
          <table:table-cell table:style-name="表4.B2" office:value-type="string">
            <text:p text:style-name="P8">2</text:p>
          </table:table-cell>
          <table:table-cell table:style-name="表4.B2" office:value-type="string">
            <text:p text:style-name="P8">2</text:p>
          </table:table-cell>
          <table:table-cell table:style-name="表4.E2" office:value-type="string">
            <text:p text:style-name="P8">1</text:p>
          </table:table-cell>
        </table:table-row>
        <table:table-row table:style-name="表4.3">
          <table:table-cell table:style-name="表4.A3" office:value-type="string">
            <text:p text:style-name="P5">0x0000-0x00ff</text:p>
          </table:table-cell>
          <table:table-cell table:style-name="表4.B3" office:value-type="string">
            <text:p text:style-name="P5">ON</text:p>
          </table:table-cell>
          <table:table-cell table:style-name="表4.C3" office:value-type="string">
            <text:p text:style-name="P5">ON</text:p>
          </table:table-cell>
          <table:table-cell table:style-name="表4.D3" office:value-type="string">
            <text:p text:style-name="P5">ON</text:p>
          </table:table-cell>
          <table:table-cell table:style-name="表4.E3" office:value-type="string">
            <text:p text:style-name="P5">ON</text:p>
          </table:table-cell>
        </table:table-row>
        <table:table-row table:style-name="表4.3">
          <table:table-cell table:style-name="表4.A4" office:value-type="string">
            <text:p text:style-name="P5">0x0100-0x01ff</text:p>
          </table:table-cell>
          <table:table-cell table:style-name="表4.B4" office:value-type="string">
            <text:p text:style-name="P5">ON</text:p>
          </table:table-cell>
          <table:table-cell table:style-name="表4.C4" office:value-type="string">
            <text:p text:style-name="P5">ON</text:p>
          </table:table-cell>
          <table:table-cell table:style-name="表4.D4" office:value-type="string">
            <text:p text:style-name="P5">ON</text:p>
          </table:table-cell>
          <table:table-cell table:style-name="表4.E4" office:value-type="string">
            <text:p text:style-name="P5">OFF</text:p>
          </table:table-cell>
        </table:table-row>
        <table:table-row table:style-name="表4.3">
          <table:table-cell table:style-name="表4.A5" office:value-type="string">
            <text:p text:style-name="P5">0x0200-0x02ff</text:p>
          </table:table-cell>
          <table:table-cell table:style-name="表4.B5" office:value-type="string">
            <text:p text:style-name="P5">ON</text:p>
          </table:table-cell>
          <table:table-cell table:style-name="表4.C5" office:value-type="string">
            <text:p text:style-name="P5">ON</text:p>
          </table:table-cell>
          <table:table-cell table:style-name="表4.D5" office:value-type="string">
            <text:p text:style-name="P5">OFF</text:p>
          </table:table-cell>
          <table:table-cell table:style-name="表4.E5" office:value-type="string">
            <text:p text:style-name="P5">ON</text:p>
          </table:table-cell>
        </table:table-row>
        <table:table-row table:style-name="表4.3">
          <table:table-cell table:style-name="表4.A6" office:value-type="string">
            <text:p text:style-name="P5">0x0300-0x03ff</text:p>
          </table:table-cell>
          <table:table-cell table:style-name="表4.B6" office:value-type="string">
            <text:p text:style-name="P5">ON</text:p>
          </table:table-cell>
          <table:table-cell table:style-name="表4.C6" office:value-type="string">
            <text:p text:style-name="P5">ON</text:p>
          </table:table-cell>
          <table:table-cell table:style-name="表4.D6" office:value-type="string">
            <text:p text:style-name="P5">OFF</text:p>
          </table:table-cell>
          <table:table-cell table:style-name="表4.E6" office:value-type="string">
            <text:p text:style-name="P5">OFF</text:p>
          </table:table-cell>
        </table:table-row>
        <table:table-row table:style-name="表4.3">
          <table:table-cell table:style-name="表4.A7" office:value-type="string">
            <text:p text:style-name="P5">0x0400-0x04ff</text:p>
          </table:table-cell>
          <table:table-cell table:style-name="表4.B7" office:value-type="string">
            <text:p text:style-name="P5">ON</text:p>
          </table:table-cell>
          <table:table-cell table:style-name="表4.C7" office:value-type="string">
            <text:p text:style-name="P5">OFF</text:p>
          </table:table-cell>
          <table:table-cell table:style-name="表4.D7" office:value-type="string">
            <text:p text:style-name="P5">ON</text:p>
          </table:table-cell>
          <table:table-cell table:style-name="表4.E7" office:value-type="string">
            <text:p text:style-name="P5">ON</text:p>
          </table:table-cell>
        </table:table-row>
        <table:table-row table:style-name="表4.3">
          <table:table-cell table:style-name="表4.A8" office:value-type="string">
            <text:p text:style-name="P5">0x0500-0x05ff</text:p>
          </table:table-cell>
          <table:table-cell table:style-name="表4.B8" office:value-type="string">
            <text:p text:style-name="P5">ON</text:p>
          </table:table-cell>
          <table:table-cell table:style-name="表4.C8" office:value-type="string">
            <text:p text:style-name="P5">OFF</text:p>
          </table:table-cell>
          <table:table-cell table:style-name="表4.D8" office:value-type="string">
            <text:p text:style-name="P5">ON</text:p>
          </table:table-cell>
          <table:table-cell table:style-name="表4.E8" office:value-type="string">
            <text:p text:style-name="P5">OFF</text:p>
          </table:table-cell>
        </table:table-row>
        <table:table-row table:style-name="表4.3">
          <table:table-cell table:style-name="表4.A9" office:value-type="string">
            <text:p text:style-name="P5">0x0600-0x06ff</text:p>
          </table:table-cell>
          <table:table-cell table:style-name="表4.B9" office:value-type="string">
            <text:p text:style-name="P5">ON</text:p>
          </table:table-cell>
          <table:table-cell table:style-name="表4.C9" office:value-type="string">
            <text:p text:style-name="P5">OFF</text:p>
          </table:table-cell>
          <table:table-cell table:style-name="表4.D9" office:value-type="string">
            <text:p text:style-name="P5">O<text:span text:style-name="T30">FF</text:span></text:p>
          </table:table-cell>
          <table:table-cell table:style-name="表4.E9" office:value-type="string">
            <text:p text:style-name="P5">O<text:span text:style-name="T30">N</text:span></text:p>
          </table:table-cell>
        </table:table-row>
        <table:table-row table:style-name="表4.3">
          <table:table-cell table:style-name="表4.A10" office:value-type="string">
            <text:p text:style-name="P5">0x0700-0x07ff</text:p>
          </table:table-cell>
          <table:table-cell table:style-name="表4.B10" office:value-type="string">
            <text:p text:style-name="P5">ON</text:p>
          </table:table-cell>
          <table:table-cell table:style-name="表4.C10" office:value-type="string">
            <text:p text:style-name="P5">OFF</text:p>
          </table:table-cell>
          <table:table-cell table:style-name="表4.D10" office:value-type="string">
            <text:p text:style-name="P5">O<text:span text:style-name="T30">FF</text:span></text:p>
          </table:table-cell>
          <table:table-cell table:style-name="表4.E10" office:value-type="string">
            <text:p text:style-name="P5">OFF</text:p>
          </table:table-cell>
        </table:table-row>
        <table:table-row table:style-name="表4.3">
          <table:table-cell table:style-name="表4.A11" office:value-type="string">
            <text:p text:style-name="P5">0x0800-0x08ff</text:p>
          </table:table-cell>
          <table:table-cell table:style-name="表4.B11" office:value-type="string">
            <text:p text:style-name="P5">O<text:span text:style-name="T30">FF</text:span></text:p>
          </table:table-cell>
          <table:table-cell table:style-name="表4.C11" office:value-type="string">
            <text:p text:style-name="P5">O<text:span text:style-name="T30">N</text:span></text:p>
          </table:table-cell>
          <table:table-cell table:style-name="表4.D11" office:value-type="string">
            <text:p text:style-name="P5">ON</text:p>
          </table:table-cell>
          <table:table-cell table:style-name="表4.E11" office:value-type="string">
            <text:p text:style-name="P5">O<text:span text:style-name="T30">N</text:span></text:p>
          </table:table-cell>
        </table:table-row>
        <table:table-row table:style-name="表4.3">
          <table:table-cell table:style-name="表4.A12" office:value-type="string">
            <text:p text:style-name="P5">0x0900-0x09ff</text:p>
          </table:table-cell>
          <table:table-cell table:style-name="表4.B12" office:value-type="string">
            <text:p text:style-name="P5">O<text:span text:style-name="T30">FF</text:span></text:p>
          </table:table-cell>
          <table:table-cell table:style-name="表4.C12" office:value-type="string">
            <text:p text:style-name="P5">O<text:span text:style-name="T30">N</text:span></text:p>
          </table:table-cell>
          <table:table-cell table:style-name="表4.D12" office:value-type="string">
            <text:p text:style-name="P5">ON</text:p>
          </table:table-cell>
          <table:table-cell table:style-name="表4.E12" office:value-type="string">
            <text:p text:style-name="P5">OFF</text:p>
          </table:table-cell>
        </table:table-row>
        <table:table-row table:style-name="表4.3">
          <table:table-cell table:style-name="表4.A13" office:value-type="string">
            <text:p text:style-name="P5">0x0a00-0x0aff</text:p>
          </table:table-cell>
          <table:table-cell table:style-name="表4.B13" office:value-type="string">
            <text:p text:style-name="P5">O<text:span text:style-name="T30">FF</text:span></text:p>
          </table:table-cell>
          <table:table-cell table:style-name="表4.C13" office:value-type="string">
            <text:p text:style-name="P5">O<text:span text:style-name="T30">N</text:span></text:p>
          </table:table-cell>
          <table:table-cell table:style-name="表4.D13" office:value-type="string">
            <text:p text:style-name="P5">O<text:span text:style-name="T30">FF</text:span></text:p>
          </table:table-cell>
          <table:table-cell table:style-name="表4.E13" office:value-type="string">
            <text:p text:style-name="P5">O<text:span text:style-name="T30">N</text:span></text:p>
          </table:table-cell>
        </table:table-row>
        <table:table-row table:style-name="表4.3">
          <table:table-cell table:style-name="表4.A14" office:value-type="string">
            <text:p text:style-name="P5">0x0b00-0x0bff</text:p>
          </table:table-cell>
          <table:table-cell table:style-name="表4.B14" office:value-type="string">
            <text:p text:style-name="P5">O<text:span text:style-name="T30">FF</text:span></text:p>
          </table:table-cell>
          <table:table-cell table:style-name="表4.C14" office:value-type="string">
            <text:p text:style-name="P5">O<text:span text:style-name="T30">N</text:span></text:p>
          </table:table-cell>
          <table:table-cell table:style-name="表4.D14" office:value-type="string">
            <text:p text:style-name="P5">O<text:span text:style-name="T30">FF</text:span></text:p>
          </table:table-cell>
          <table:table-cell table:style-name="表4.E14" office:value-type="string">
            <text:p text:style-name="P5">OFF</text:p>
          </table:table-cell>
        </table:table-row>
        <table:table-row table:style-name="表4.3">
          <table:table-cell table:style-name="表4.A15" office:value-type="string">
            <text:p text:style-name="P5">0x0c00-0x0cff</text:p>
          </table:table-cell>
          <table:table-cell table:style-name="表4.B15" office:value-type="string">
            <text:p text:style-name="P5">O<text:span text:style-name="T30">FF</text:span></text:p>
          </table:table-cell>
          <table:table-cell table:style-name="表4.C15" office:value-type="string">
            <text:p text:style-name="P5">OFF</text:p>
          </table:table-cell>
          <table:table-cell table:style-name="表4.D15" office:value-type="string">
            <text:p text:style-name="P5">ON</text:p>
          </table:table-cell>
          <table:table-cell table:style-name="表4.E15" office:value-type="string">
            <text:p text:style-name="P5">O<text:span text:style-name="T30">N</text:span></text:p>
          </table:table-cell>
        </table:table-row>
        <table:table-row table:style-name="表4.3">
          <table:table-cell table:style-name="表4.A16" office:value-type="string">
            <text:p text:style-name="P5">0x0d00-0x0dff</text:p>
          </table:table-cell>
          <table:table-cell table:style-name="表4.B16" office:value-type="string">
            <text:p text:style-name="P5">O<text:span text:style-name="T30">FF</text:span></text:p>
          </table:table-cell>
          <table:table-cell table:style-name="表4.C16" office:value-type="string">
            <text:p text:style-name="P5">OFF</text:p>
          </table:table-cell>
          <table:table-cell table:style-name="表4.D16" office:value-type="string">
            <text:p text:style-name="P5">ON</text:p>
          </table:table-cell>
          <table:table-cell table:style-name="表4.E16" office:value-type="string">
            <text:p text:style-name="P5">OFF</text:p>
          </table:table-cell>
        </table:table-row>
        <table:table-row table:style-name="表4.3">
          <table:table-cell table:style-name="表4.A17" office:value-type="string">
            <text:p text:style-name="P5">0x0e00-0x0eff</text:p>
          </table:table-cell>
          <table:table-cell table:style-name="表4.B17" office:value-type="string">
            <text:p text:style-name="P26">OFF</text:p>
          </table:table-cell>
          <table:table-cell table:style-name="表4.C17" office:value-type="string">
            <text:p text:style-name="P5">OFF</text:p>
          </table:table-cell>
          <table:table-cell table:style-name="表4.D17" office:value-type="string">
            <text:p text:style-name="P5">O<text:span text:style-name="T30">FF</text:span></text:p>
          </table:table-cell>
          <table:table-cell table:style-name="表4.E17" office:value-type="string">
            <text:p text:style-name="P5">O<text:span text:style-name="T30">N</text:span></text:p>
          </table:table-cell>
        </table:table-row>
        <table:table-row table:style-name="表4.3">
          <table:table-cell table:style-name="表4.A18" office:value-type="string">
            <text:p text:style-name="P5">0x0f00-0x0fff</text:p>
          </table:table-cell>
          <table:table-cell table:style-name="表4.B18" office:value-type="string">
            <text:p text:style-name="P5">OFF</text:p>
          </table:table-cell>
          <table:table-cell table:style-name="表4.C18" office:value-type="string">
            <text:p text:style-name="P5">OFF</text:p>
          </table:table-cell>
          <table:table-cell table:style-name="表4.D18" office:value-type="string">
            <text:p text:style-name="P5">OFF</text:p>
          </table:table-cell>
          <table:table-cell table:style-name="表4.E18" office:value-type="string">
            <text:p text:style-name="P5">OFF</text:p>
          </table:table-cell>
        </table:table-row>
      </table:table>
      <text:p text:style-name="P5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, 'Arial Unicode MS'" style:font-charset="x-symbol"/>
    <style:font-face style:name="Mangal2" svg:font-family="Mangal"/>
    <style:font-face style:name="OpenSymbol1" svg:font-family="OpenSymbol, 'Arial Unicode MS'"/>
    <style:font-face style:name="Symbol" svg:font-family="Symbol"/>
    <style:font-face style:name="ＭＳ ゴシック1" svg:font-family="'ＭＳ ゴシック', 'MS Gothic'" style:font-family-generic="modern"/>
    <style:font-face style:name="ＭＳ ゴシック" svg:font-family="'ＭＳ ゴシック'" style:font-family-generic="swiss"/>
    <style:font-face style:name="Liberation Mono" svg:font-family="'Liberation Mono'" style:font-family-generic="modern" style:font-pitch="fixed"/>
    <style:font-face style:name="ＭＳ Ｐゴシック" svg:font-family="'ＭＳ Ｐゴシック'" style:font-family-generic="modern" style:font-pitch="fixed"/>
    <style:font-face style:name="Mangal1" svg:font-family="Mangal" style:font-family-generic="roman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ＭＳ ゴシック" fo:font-size="12pt" fo:language="en" fo:country="US" style:font-name-asian="ＭＳ ゴシック" style:font-size-asian="10.5pt" style:language-asian="ja" style:country-asian="JP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482cm" style:writing-mode="lr-tb"/>
      <style:text-properties style:use-window-font-color="true" style:font-name="ＭＳ ゴシック" fo:font-size="12pt" fo:language="en" fo:country="US" style:font-name-asian="ＭＳ ゴシック" style:font-size-asian="10.5pt" style:language-asian="ja" style:country-asian="JP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0" fo:widows="0" fo:hyphenation-ladder-count="no-limit" style:writing-mode="lr-tb"/>
      <style:text-properties style:use-window-font-color="true" style:font-name="ＭＳ ゴシック1" fo:font-family="'ＭＳ ゴシック', 'MS Gothic'" style:font-family-generic="modern" fo:font-size="10.5pt" fo:language="en" fo:country="US" style:letter-kerning="true" style:font-name-asian="ＭＳ ゴシック1" style:font-family-asian="'ＭＳ ゴシック', 'MS Gothic'" style:font-family-generic-asian="modern" style:font-size-asian="10.5pt" style:language-asian="ja" style:country-asian="JP" style:font-name-complex="ＭＳ ゴシック1" style:font-family-complex="'ＭＳ ゴシック', 'MS Gothic'" style:font-family-generic-complex="modern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ＭＳ ゴシック1" fo:font-family="'ＭＳ ゴシック', 'MS Gothic'" style:font-family-generic="modern" fo:font-size="14pt" style:font-name-asian="ＭＳ ゴシック1" style:font-family-asian="'ＭＳ ゴシック', 'MS Gothic'" style:font-family-generic-asian="modern" style:font-size-asian="14pt" style:font-name-complex="Mangal1" style:font-family-complex="Mangal" style:font-family-generic-complex="roman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Mangal1" style:font-family-complex="Mangal" style:font-family-generic-complex="roman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fo:text-align="center" style:justify-single-word="false" text:number-lines="false" text:line-number="0"/>
      <style:text-properties style:font-name="ＭＳ ゴシック" fo:font-family="'ＭＳ ゴシック'" style:font-family-generic="swiss" fo:font-size="12pt" fo:font-style="normal" fo:font-weight="bold" style:font-name-asian="ＭＳ ゴシック" style:font-family-asian="'ＭＳ ゴシック'" style:font-family-generic-asian="swiss" style:font-size-asian="12pt" style:font-style-asian="normal" style:font-weight-asian="bold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 style:font-family-generic-complex="roman" style:font-pitch-complex="variable"/>
    </style:style>
    <style:style style:name="Heading_20_1" style:display-name="Heading 1" style:family="paragraph" style:parent-style-name="Heading" style:next-style-name="Text_20_body" style:default-outline-level="1" style:list-style-name="WW8Num2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WW8Num2" style:class="text">
      <style:paragraph-properties fo:margin-top="0.353cm" fo:margin-bottom="0.212cm" loext:contextual-spacing="false" fo:padding="0cm" fo:border="non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WW8Num2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図表番号" style:family="paragraph" style:parent-style-name="Standard">
      <style:paragraph-properties fo:margin-top="0.212cm" fo:margin-bottom="0.212cm" loext:contextual-spacing="false" text:number-lines="false" text:line-number="0"/>
      <style:text-properties style:font-name="ＭＳ ゴシック1" fo:font-family="'ＭＳ ゴシック', 'MS Gothic'" style:font-family-generic="modern" fo:font-size="12pt" fo:font-style="italic" style:font-name-asian="ＭＳ ゴシック1" style:font-family-asian="'ＭＳ ゴシック', 'MS Gothic'" style:font-family-generic-asian="modern" style:font-size-asian="12pt" style:font-style-asian="italic" style:font-name-complex="Mangal1" style:font-family-complex="Mangal" style:font-family-generic-complex="roman" style:font-pitch-complex="variable" style:font-size-complex="12pt" style:font-style-complex="italic"/>
    </style:style>
    <style:style style:name="WW-図表番号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family-generic-complex="roman" style:font-pitch-complex="variable" style:font-size-complex="12pt" style:font-style-complex="italic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表題" style:family="paragraph" style:parent-style-name="Heading" style:next-style-name="Text_20_body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図表番号" style:class="extra">
      <style:paragraph-properties fo:text-align="center" style:justify-single-word="false" fo:keep-with-next="always"/>
      <style:text-properties fo:font-size="10.5pt" fo:font-style="normal" style:font-size-asian="10.5pt" style:font-style-asian="norm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mdTiTle" style:family="paragraph" style:parent-style-name="Standard" style:next-style-name="Standard">
      <style:paragraph-properties fo:text-align="start" style:justify-single-word="false" fo:padding-left="0cm" fo:padding-right="0cm" fo:padding-top="0cm" fo:padding-bottom="0.035cm" fo:border-left="none" fo:border-right="none" fo:border-top="none" fo:border-bottom="0.11pt solid #000000"/>
      <style:text-properties fo:font-weight="bold" style:font-weight-asian="bold" style:font-weight-complex="bold"/>
    </style:style>
    <style:style style:name="Table_20__28_user_29_" style:display-name="Table (user)" style:family="paragraph" style:parent-style-name="Caption">
      <style:paragraph-properties fo:text-align="center" style:justify-single-word="false"/>
      <style:text-properties fo:font-size="10.5pt" fo:font-style="normal" fo:font-weight="bold" style:font-size-asian="10.5pt" style:font-style-asian="normal" style:font-weight-asian="bold"/>
    </style:style>
    <style:style style:name="見出し_20_2A" style:display-name="見出し 2A" style:family="paragraph" style:parent-style-name="Heading_20_2" style:default-outline-level="" style:list-style-name="">
      <loext:graphic-properties draw:fill="solid" draw:fill-color="#66ffff" draw:opacity="100%"/>
      <style:paragraph-properties fo:margin-left="0cm" fo:margin-right="0cm" fo:text-align="justify" style:justify-single-word="false" fo:text-indent="0cm" style:auto-text-indent="false" fo:background-color="#66ffff" fo:padding="0.035cm" fo:border="0.11pt solid #000000" style:shadow="#000000 0.028cm 0.028cm"/>
      <style:text-properties style:language-asian="ja" style:country-asian="JP"/>
    </style:style>
    <style:style style:name="標準スタイルA" style:family="paragraph" style:parent-style-name="Standard">
      <style:paragraph-properties fo:margin-left="1.499cm" fo:margin-right="0cm" fo:text-align="justify" style:justify-single-word="false" fo:orphans="0" fo:widows="0" fo:hyphenation-ladder-count="no-limit" fo:text-indent="-1.499cm" style:auto-text-indent="false" style:writing-mode="lr-tb"/>
      <style:text-properties fo:hyphenate="false" fo:hyphenation-remain-char-count="2" fo:hyphenation-push-char-count="2" loext:hyphenation-no-caps="false"/>
    </style:style>
    <style:style style:name="figure" style:family="paragraph" style:parent-style-name="Caption" style:master-page-name="">
      <style:paragraph-properties fo:text-align="center" style:justify-single-word="false" style:page-number="auto"/>
      <style:text-properties fo:font-size="10.5pt" fo:font-style="normal" fo:font-weight="bold" style:font-size-asian="10.5pt" style:font-style-asian="normal" style:font-weight-asian="bold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25cm" style:type="center"/>
          <style:tab-stop style:position="18.5cm" style:type="right"/>
        </style:tab-stops>
      </style:paragraph-properties>
    </style:style>
    <style:style style:name="Text" style:family="paragraph" style:parent-style-name="Caption" style:class="extra" style:master-page-name="">
      <style:paragraph-properties fo:text-align="center" style:justify-single-word="false" style:page-number="auto"/>
      <style:text-properties fo:font-size="10.5pt" fo:font-style="normal" fo:font-weight="bold" style:font-size-asian="10.5pt" style:font-style-asian="normal" style:font-weight-asian="bold"/>
    </style:style>
    <style:style style:name="Illustration" style:family="paragraph" style:parent-style-name="Caption" style:class="extra" style:master-page-name="">
      <style:paragraph-properties fo:text-align="center" style:justify-single-word="false" style:page-number="auto"/>
      <style:text-properties fo:font-size="10.5pt" fo:font-style="normal" fo:font-weight="bold" style:font-size-asian="10.5pt" style:font-style-asian="normal" style:font-weight-asian="bold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ＭＳ Ｐゴシック" style:font-family-asian="'ＭＳ Ｐゴシック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rawing" style:family="paragraph" style:parent-style-name="Caption" style:class="extra">
      <style:paragraph-properties fo:text-align="center" style:justify-single-word="false"/>
      <style:text-properties fo:font-style="normal" fo:font-weight="bold" style:font-style-asian="normal" style:font-weight-asian="bold"/>
    </style:style>
    <style:style style:name="標準スタイルB" style:family="paragraph" style:parent-style-name="Standard">
      <loext:graphic-properties draw:fill="none" draw:fill-color="#729fcf"/>
      <style:paragraph-properties fo:margin-left="1.499cm" fo:margin-right="0cm" fo:text-align="justify" style:justify-single-word="false" fo:orphans="0" fo:widows="0" fo:hyphenation-ladder-count="no-limit" fo:text-indent="-0.4cm" style:auto-text-indent="false" fo:background-color="transparent" style:writing-mode="lr-tb"/>
      <style:text-properties fo:hyphenate="false" fo:hyphenation-remain-char-count="2" fo:hyphenation-push-char-count="2" loext:hyphenation-no-caps="false"/>
    </style:style>
    <style:style style:name="WW8Num1z0" style:family="text"/>
    <style:style style:name="WW8Num1z1" style:family="text">
      <style:text-properties style:language-asian="ja" style:country-asian="JP"/>
    </style:style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>
      <style:text-properties style:language-asian="ja" style:country-asian="JP"/>
    </style:style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language-asian="ja" style:country-asian="JP" style:font-name-complex="OpenSymbol" style:font-family-complex="OpenSymbol, 'Arial Unicode MS'" style:font-charset-complex="x-symbol"/>
    </style:style>
    <style:style style:name="WW8Num3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段落フォント" style:family="text"/>
    <style:style style:name="WW-段落フォント" style:family="text"/>
    <style:style style:name="WW-段落フォント1" style:family="text"/>
    <style:style style:name="Line_20_numbering" style:display-name="Line numbering" style:family="text"/>
    <style:style style:name="Footnote_20_Symbol" style:display-name="Footnote Symbol" style:family="text"/>
    <style:style style:name="脚注参照" style:family="text">
      <style:text-properties style:text-position="super 58%"/>
    </style:style>
    <style:style style:name="Endnote_20_Symbol" style:display-name="Endnote Symbol" style:family="text"/>
    <style:style style:name="文末脚注参照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501cm" fo:margin-bottom="1cm" fo:margin-left="1.501cm" fo:margin-right="1cm" fo:background-color="#ffffff" style:writing-mode="lr-tb" style:layout-grid-color="#c0c0c0" style:layout-grid-lines="42" style:layout-grid-base-height="0.635cm" style:layout-grid-ruby-height="0cm" style:layout-grid-mode="line" style:layout-grid-ruby-below="false" style:layout-grid-print="false" style:layout-grid-display="false" style:layout-grid-base-width="0.42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hatagawa</meta:initial-creator>
    <meta:creation-date>2015-03-02T09:57:00</meta:creation-date>
    <dc:date>2020-12-01T18:01:18.679000000</dc:date>
    <meta:editing-cycles>96</meta:editing-cycles>
    <meta:editing-duration>P1DT4H29M33S</meta:editing-duration>
    <meta:generator>LibreOffice/6.4.3.2$Windows_X86_64 LibreOffice_project/747b5d0ebf89f41c860ec2a39efd7cb15b54f2d8</meta:generator>
    <meta:document-statistic meta:table-count="6" meta:image-count="0" meta:object-count="2" meta:page-count="16" meta:paragraph-count="506" meta:word-count="3362" meta:character-count="6409" meta:non-whitespace-character-count="5988"/>
  </office:meta>
</office:document-meta>
</file>